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9" style:family="paragraph" style:parent-style-name="Standard"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ru" fo:country="RU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2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3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en" fo:country="US" style:text-underline-style="solid" style:text-underline-width="auto" style:text-underline-color="font-color" fo:font-weight="bold" style:font-size-asian="8pt" style:font-weight-asian="bold" style:font-name-complex="Arial" style:font-size-complex="8pt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1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2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style:font-size-asian="9pt" style:font-size-complex="9pt"/>
    </style:style>
    <style:style style:name="P5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P5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language-asian="zh" style:country-asian="TW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9" style:family="text">
      <style:text-properties fo:language="en" fo:country="US" style:text-underline-style="none" style:font-name-complex="Arial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fo:background-color="transparent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normal" style:font-style-asian="normal" style:font-style-complex="normal"/>
    </style:style>
    <style:style style:name="T20" style:family="text">
      <style:text-properties style:text-position="sub 58%" fo:language="ru" fo:country="RU" fo:font-style="normal" style:font-style-asian="normal" style:font-style-complex="normal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-complex="Ari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position="0% 100%" fo:font-style="italic" style:font-style-asian="italic" style:font-style-complex="italic"/>
    </style:style>
    <style:style style:name="T26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2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2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9" style:family="text">
      <style:text-properties style:font-name="Arial" fo:language="en" fo:country="US" style:text-underline-style="solid" style:text-underline-width="auto" style:text-underline-color="font-color" fo:font-weight="bold" fo:background-color="transparent" style:font-weight-asian="bold" style:font-name-complex="Arial" style:font-weight-complex="bold"/>
    </style:style>
    <style:style style:name="T30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31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3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4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7" style:family="text">
      <style:text-properties fo:letter-spacing="0.0138in" style:text-underline-style="none" fo:font-weight="bold" style:font-weight-asian="bold"/>
    </style:style>
    <style:style style:name="T38" style:family="text">
      <style:text-properties fo:font-size="10pt" style:font-size-asian="10pt" style:language-asian="zh" style:country-asian="TW" style:font-size-complex="10pt"/>
    </style:style>
    <style:style style:name="T39" style:family="text">
      <style:text-properties style:text-position="super 58%" fo:font-style="italic" style:font-style-asian="italic" style:font-style-complex="italic"/>
    </style:style>
    <style:style style:name="T40" style:family="text">
      <style:text-properties fo:language="en" fo:country="none"/>
    </style:style>
    <style:style style:name="T41" style:family="text">
      <style:text-properties style:font-name="Times New Roman"/>
    </style:style>
    <style:style style:name="T42" style:family="text">
      <style:text-properties style:font-name="Times New Roman" fo:language="en" fo:country="US" style:text-underline-style="solid" style:text-underline-width="auto" style:text-underline-color="font-color" style:font-name-complex="Symbol"/>
    </style:style>
    <style:style style:name="T43" style:family="text">
      <style:text-properties style:font-name="Times New Roman" fo:language="en" fo:country="US" style:text-underline-style="solid" style:text-underline-width="auto" style:text-underline-color="font-color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CALIBRATION CERTIFICATE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39"/>
      <text:p text:style-name="P40"><text:span text:style-name="T31">Type:</text:span><text:span text:style-name="T30"> </text:span><text:span text:style-name="T29">Personal dosimeter</text:span><text:span text:style-name="T28"> AT3509B</text:span><text:span text:style-name="T26"><text:tab/></text:span><text:span text:style-name="T31">Date of calibration</text:span><text:span text:style-name="T27">:</text:span><text:span text:style-name="T26"> <text:s/></text:span><text:span text:style-name="T28">$date</text:span></text:p>
      <text:p text:style-name="P4"/>
      <text:p text:style-name="P7">S/n: <text:span text:style-name="T24"><text:s/></text:span><text:span text:style-name="T15">$</text:span><text:span text:style-name="T5">allSerial </text:span></text:p>
      <text:p text:style-name="P10"/>
      <text:p text:style-name="P8">Measurement limits:</text:p>
      <text:p text:style-name="P9"><text:span text:style-name="T7">0.1 </text:span><text:span text:style-name="T8">µ</text:span><text:span text:style-name="T7">Sv/h – 1.0 Sv/h</text:span></text:p>
      <text:p text:style-name="P11"/>
      <text:p text:style-name="P8">Measurement error:</text:p>
      <text:p text:style-name="P6"><text:span text:style-name="T33">0.1 </text:span><text:span text:style-name="T34">µ</text:span><text:span text:style-name="T33">Sv/h – 0.99 </text:span><text:span text:style-name="T34">µ</text:span><text:span text:style-name="T33">Sv/h – </text:span><text:span text:style-name="T35">±</text:span><text:span text:style-name="T32">30</text:span><text:span text:style-name="T36">%</text:span><text:span text:style-name="T37">, </text:span></text:p>
      <text:p text:style-name="P6"><text:span text:style-name="T33">1 </text:span><text:span text:style-name="T34">µ</text:span><text:span text:style-name="T33">Sv/h – 1 Sv/h – </text:span><text:span text:style-name="T35">±</text:span><text:span text:style-name="T32">15</text:span><text:span text:style-name="T36">%</text:span></text:p>
      <text:p text:style-name="P5"/>
      <text:p text:style-name="P8">Operating conditions:</text:p>
      <text:list xml:id="list4465015407957573003" text:style-name="L1">
        <text:list-item>
          <text:p text:style-name="P53"><text:span text:style-name="T11">Air temperature<text:tab/></text:span><text:span text:style-name="T23"><text:tab/><text:tab/><text:tab/>+</text:span><text:span text:style-name="T11">$temp</text:span><text:span text:style-name="T23"> °</text:span><text:span text:style-name="T11">C</text:span></text:p>
        </text:list-item>
        <text:list-item>
          <text:p text:style-name="P54">Atmospheric pressure<text:tab/><text:tab/><text:tab/>98,5 kPa</text:p>
        </text:list-item>
        <text:list-item>
          <text:p text:style-name="P54">Relative humidity<text:tab/><text:tab/><text:tab/><text:tab/>$vlag %</text:p>
        </text:list-item>
        <text:list-item>
          <text:p text:style-name="P55">Gamma radiation background<text:tab/><text:tab/>$bground <text:s/>nSv/h</text:p>
        </text:list-item>
      </text:list>
      <text:p text:style-name="Standard"><text:span text:style-name="Знак_20_примечания"/></text:p>
      <text:p text:style-name="P41"><text:span text:style-name="Знак_20_примечания"><text:span text:style-name="T2">$facility_13+11eng;</text:span></text:span></text:p>
      <text:p text:style-name="P41"><text:span text:style-name="Знак_20_примечания"><text:span text:style-name="T38"/></text:span></text:p>
      <text:p text:style-name="P23"><text:span text:style-name="T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2"><text:span text:style-name="T6">AT3509B (</text:span><text:span text:style-name="T42">γ</text:span><text:span text:style-name="T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.B2" office:value-type="string">
            <text:p text:style-name="P49">Radia-tion source <text:s/>number</text:p>
          </table:table-cell>
          <table:table-cell table:style-name="t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39">*</text:span><text:span text:style-name="T18">i</text:span></text:p>
          </table:table-cell>
          <table:table-cell table:style-name="t1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1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t1.B2" office:value-type="string">
            <text:p text:style-name="P21"><text:span text:style-name="T40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3">30</text:span></text:p>
          </table:table-cell>
        </table:table-row>
        <table:table-row>
          <table:table-cell table:style-name="t1.A3" office:value-type="string">
            <text:p text:style-name="P12">4.0 mSv/h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3">15</text:span></text:p>
          </table:table-cell>
        </table:table-row>
        <table:table-row>
          <table:table-cell table:style-name="t1.A3" office:value-type="string">
            <text:p text:style-name="P12">800<text:span text:style-name="T13">.</text:span>0 mSv/h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3">15</text:span></text:p>
          </table:table-cell>
        </table:table-row>
        <table:table-row>
          <table:table-cell table:style-name="t1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1.B7" office:value-type="string">
            <text:p text:style-name="P13">$1-n<text:span text:style-name="T13">3</text:span></text:p>
          </table:table-cell>
          <table:table-cell table:style-name="t1.B7" office:value-type="string">
            <text:p text:style-name="P13">$1-d<text:span text:style-name="T13">3</text:span></text:p>
          </table:table-cell>
          <table:table-cell table:style-name="t1.D7" office:value-type="string">
            <text:section text:style-name="Sect1" text:name="Раздел3">
              <text:p text:style-name="P3">$1-<text:span text:style-name="T13">m30</text:span></text:p>
              <text:p text:style-name="P33">$1-<text:span text:style-name="T13">m31</text:span></text:p>
              <text:p text:style-name="P33">$1-<text:span text:style-name="T13">m32</text:span></text:p>
              <text:p text:style-name="P33">$1-<text:span text:style-name="T13">m33</text:span></text:p>
              <text:p text:style-name="P33">$1-<text:span text:style-name="T13">m34</text:span></text:p>
            </text:section>
          </table:table-cell>
          <table:table-cell table:style-name="t1.B7" office:value-type="string">
            <text:p text:style-name="P13">$1-av<text:span text:style-name="T13">3</text:span></text:p>
          </table:table-cell>
          <table:table-cell table:style-name="t1.B7" office:value-type="string">
            <text:p text:style-name="P13">$1-o<text:span text:style-name="T13">3</text:span></text:p>
          </table:table-cell>
          <table:table-cell table:style-name="t1.B7" office:value-type="string">
            <text:p text:style-name="P13">$1-q<text:span text:style-name="T13">3</text:span></text:p>
          </table:table-cell>
          <table:table-cell table:style-name="t1.B7" office:value-type="string">
            <text:p text:style-name="P13">$1-do<text:span text:style-name="T13">3</text:span></text:p>
          </table:table-cell>
          <table:table-cell table:style-name="t1.I7" office:value-type="string">
            <text:p text:style-name="P20">±<text:span text:style-name="T13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2"><text:span text:style-name="T6">AT3509B (</text:span><text:span text:style-name="T42">γ</text:span><text:span text:style-name="T6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1.B2" table:number-rows-spanned="2" office:value-type="string">
            <text:p text:style-name="P49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s1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4">H</text:span><text:span text:style-name="T18">pi</text:span></text:p>
          </table:table-cell>
          <table:table-cell table:style-name="s1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1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1.B4" office:value-type="string">
            <text:p text:style-name="P13">$1-<text:span text:style-name="T3">dn_</text:span><text:span text:style-name="T13">3</text:span></text:p>
          </table:table-cell>
          <table:table-cell table:style-name="s1.B4" office:value-type="string">
            <text:p text:style-name="P19"><text:s text:c="2"/>$1-<text:span text:style-name="T3">dd_</text:span><text:span text:style-name="T13">3</text:span> <text:s/></text:p>
            <text:p text:style-name="P22">360s</text:p>
          </table:table-cell>
          <table:table-cell table:style-name="s1.B4" office:value-type="string">
            <text:p text:style-name="P13">$1-d_dev<text:span text:style-name="T3">_</text:span><text:span text:style-name="T13">3</text:span></text:p>
          </table:table-cell>
          <table:table-cell table:style-name="s1.B4" office:value-type="string">
            <text:p text:style-name="P13">$1-dose<text:span text:style-name="T3">_</text:span><text:span text:style-name="T13">3</text:span></text:p>
          </table:table-cell>
          <table:table-cell table:style-name="s1.B4" office:value-type="string">
            <text:p text:style-name="P13">$1-d_res<text:span text:style-name="T3">_</text:span><text:span text:style-name="T13">3</text:span></text:p>
          </table:table-cell>
          <table:table-cell table:style-name="s1.B4" office:value-type="string">
            <text:p text:style-name="P13">$1-o_pog<text:span text:style-name="T3">_</text:span><text:span text:style-name="T13">3</text:span></text:p>
          </table:table-cell>
          <table:table-cell table:style-name="s1.B4" office:value-type="string">
            <text:p text:style-name="P13">$1-d_gran<text:span text:style-name="T3">_</text:span><text:span text:style-name="T13">3</text:span></text:p>
          </table:table-cell>
          <table:table-cell table:style-name="s1.I4" office:value-type="string">
            <text:p text:style-name="P12">±<text:span text:style-name="T13">15</text:span></text:p>
          </table:table-cell>
        </table:table-row>
        <table:table-row>
          <table:table-cell table:style-name="s1.A4" office:value-type="string">
            <text:p text:style-name="P12">4.0 mSv/h<text:line-break/><text:span text:style-name="T3">Hp(10)</text:span></text:p>
          </table:table-cell>
          <table:table-cell table:style-name="s1.B4" office:value-type="string">
            <text:p text:style-name="P13">$1-<text:span text:style-name="T3">dn</text:span></text:p>
          </table:table-cell>
          <table:table-cell table:style-name="s1.B4" office:value-type="string">
            <text:p text:style-name="P19"><text:s text:c="2"/>$1-<text:span text:style-name="T3">dd</text:span> <text:s/></text:p>
            <text:p text:style-name="P17">180s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13">15</text:span></text:p>
          </table:table-cell>
        </table:table-row>
        <table:table-row>
          <table:table-cell table:style-name="s1.A6" office:value-type="string">
            <text:p text:style-name="P12">4.0 <text:span text:style-name="T13">µSv/h</text:span></text:p>
            <text:p text:style-name="P15">Hp(0.07)</text:p>
          </table:table-cell>
          <table:table-cell table:style-name="s1.B6" office:value-type="string">
            <text:p text:style-name="P13">$<text:span text:style-name="T3">1</text:span>-<text:span text:style-name="T3">dn_2</text:span></text:p>
          </table:table-cell>
          <table:table-cell table:style-name="s1.B6" office:value-type="string">
            <text:p text:style-name="P19"><text:s text:c="2"/>$1-<text:span text:style-name="T3">dd_2</text:span> <text:s/></text:p>
            <text:p text:style-name="P17">360s</text:p>
          </table:table-cell>
          <table:table-cell table:style-name="s1.B6" office:value-type="string">
            <text:p text:style-name="P13">$1-d_dev_<text:span text:style-name="T3">2</text:span></text:p>
          </table:table-cell>
          <table:table-cell table:style-name="s1.B6" office:value-type="string">
            <text:p text:style-name="P13">$1-dose_<text:span text:style-name="T3">2</text:span></text:p>
          </table:table-cell>
          <table:table-cell table:style-name="s1.B6" office:value-type="string">
            <text:p text:style-name="P13">$1-d_res_<text:span text:style-name="T3">2</text:span></text:p>
          </table:table-cell>
          <table:table-cell table:style-name="s1.B6" office:value-type="string">
            <text:p text:style-name="P13">$1-o_pog_<text:span text:style-name="T3">2</text:span></text:p>
          </table:table-cell>
          <table:table-cell table:style-name="s1.B6" office:value-type="string">
            <text:p text:style-name="P13">$1-d_gran_<text:span text:style-name="T3">2</text:span></text:p>
          </table:table-cell>
          <table:table-cell table:style-name="s1.I6" office:value-type="string">
            <text:p text:style-name="P12">±<text:span text:style-name="T13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2"><text:span text:style-name="T6">AT3509B (</text:span><text:span text:style-name="T42">γ</text:span><text:span text:style-name="T6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2.B2" office:value-type="string">
            <text:p text:style-name="P49">Radia-tion source <text:s/>number</text:p>
          </table:table-cell>
          <table:table-cell table:style-name="t2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2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39">*</text:span><text:span text:style-name="T18">i</text:span></text:p>
          </table:table-cell>
          <table:table-cell table:style-name="t2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2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t2.B2" office:value-type="string">
            <text:p text:style-name="P21"><text:span text:style-name="T40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2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2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2.A3" office:value-type="string">
            <text:p text:style-name="P31">Фон</text:p>
          </table:table-cell>
          <table:table-cell table:style-name="t2.B3" office:value-type="string">
            <text:p text:style-name="P33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3">$2-bg0</text:p>
              <text:p text:style-name="P33">$2-bg1</text:p>
              <text:p text:style-name="P33">$2-bg2</text:p>
              <text:p text:style-name="P33">$2-bg3</text:p>
              <text:p text:style-name="P33">$2-bg4</text:p>
              <text:p text:style-name="P33">$2-bg5</text:p>
              <text:p text:style-name="P33">$2-bg6</text:p>
              <text:p text:style-name="P33">$2-bg7</text:p>
              <text:p text:style-name="P31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180cµ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3">$2-m00</text:p>
              <text:p text:style-name="P33">$2-m01</text:p>
              <text:p text:style-name="P33">$2-m02</text:p>
              <text:p text:style-name="P33">$2-m03</text:p>
              <text:p text:style-name="P33">$2-m04</text:p>
              <text:p text:style-name="P33">$2-m05</text:p>
              <text:p text:style-name="P33">$2-m06</text:p>
              <text:p text:style-name="P33">$2-m07</text:p>
              <text:p text:style-name="P33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20">±<text:span text:style-name="T13">30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3">$2-m11</text:p>
              <text:p text:style-name="P33">$2-m12</text:p>
              <text:p text:style-name="P33">$2-m13</text:p>
              <text:p text:style-name="P33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20">±<text:span text:style-name="T13">15</text:span></text:p>
          </table:table-cell>
        </table:table-row>
        <table:table-row>
          <table:table-cell table:style-name="t2.A3" office:value-type="string">
            <text:p text:style-name="P12">800<text:span text:style-name="T13">.</text:span>0 mSv/h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3">$2-m21</text:p>
              <text:p text:style-name="P33">$2-m22</text:p>
              <text:p text:style-name="P33">$2-m23</text:p>
              <text:p text:style-name="P33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20">±<text:span text:style-name="T13">15</text:span></text:p>
          </table:table-cell>
        </table:table-row>
        <table:table-row>
          <table:table-cell table:style-name="t2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2.B7" office:value-type="string">
            <text:p text:style-name="P13">$2-n<text:span text:style-name="T13">3</text:span></text:p>
          </table:table-cell>
          <table:table-cell table:style-name="t2.B7" office:value-type="string">
            <text:p text:style-name="P13">$2-d<text:span text:style-name="T13">3</text:span></text:p>
          </table:table-cell>
          <table:table-cell table:style-name="t2.D7" office:value-type="string">
            <text:section text:style-name="Sect1" text:name="Раздел10">
              <text:p text:style-name="P3">$2-<text:span text:style-name="T13">m30</text:span></text:p>
              <text:p text:style-name="P33">$2-<text:span text:style-name="T13">m31</text:span></text:p>
              <text:p text:style-name="P33">$2-<text:span text:style-name="T13">m32</text:span></text:p>
              <text:p text:style-name="P33">$2-<text:span text:style-name="T13">m33</text:span></text:p>
              <text:p text:style-name="P33">$2-<text:span text:style-name="T13">m34</text:span></text:p>
            </text:section>
          </table:table-cell>
          <table:table-cell table:style-name="t2.B7" office:value-type="string">
            <text:p text:style-name="P13">$2-av<text:span text:style-name="T13">3</text:span></text:p>
          </table:table-cell>
          <table:table-cell table:style-name="t2.B7" office:value-type="string">
            <text:p text:style-name="P13">$2-o<text:span text:style-name="T13">3</text:span></text:p>
          </table:table-cell>
          <table:table-cell table:style-name="t2.B7" office:value-type="string">
            <text:p text:style-name="P13">$2-q<text:span text:style-name="T13">3</text:span></text:p>
          </table:table-cell>
          <table:table-cell table:style-name="t2.B7" office:value-type="string">
            <text:p text:style-name="P13">$2-do<text:span text:style-name="T13">3</text:span></text:p>
          </table:table-cell>
          <table:table-cell table:style-name="t2.I7" office:value-type="string">
            <text:p text:style-name="P20">±<text:span text:style-name="T13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2"><text:span text:style-name="T6">AT3509B (</text:span><text:span text:style-name="T42">γ</text:span><text:span text:style-name="T6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2.B2" table:number-rows-spanned="2" office:value-type="string">
            <text:p text:style-name="P49">Radiation source <text:s/>number</text:p>
          </table:table-cell>
          <table:table-cell table:style-name="s2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2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s2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2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1"><text:span text:style-name="T4">H</text:span><text:span text:style-name="T18">pi</text:span></text:p>
          </table:table-cell>
          <table:table-cell table:style-name="s2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2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2.B4" office:value-type="string">
            <text:p text:style-name="P13"><text:span text:style-name="T3">$2-dn_</text:span><text:span text:style-name="T13">3</text:span></text:p>
          </table:table-cell>
          <table:table-cell table:style-name="s2.B4" office:value-type="string">
            <text:p text:style-name="P19"><text:s text:c="2"/>$2-<text:span text:style-name="T3">dd_</text:span><text:span text:style-name="T13">3</text:span> <text:s/></text:p>
            <text:p text:style-name="P22">360s</text:p>
          </table:table-cell>
          <table:table-cell table:style-name="s2.B4" office:value-type="string">
            <text:p text:style-name="P13">$2-d_dev<text:span text:style-name="T3">_</text:span><text:span text:style-name="T13">3</text:span></text:p>
          </table:table-cell>
          <table:table-cell table:style-name="s2.B4" office:value-type="string">
            <text:p text:style-name="P13">$2-dose<text:span text:style-name="T3">_</text:span><text:span text:style-name="T13">3</text:span></text:p>
          </table:table-cell>
          <table:table-cell table:style-name="s2.B4" office:value-type="string">
            <text:p text:style-name="P13">$2-d_res<text:span text:style-name="T3">_</text:span><text:span text:style-name="T13">3</text:span></text:p>
          </table:table-cell>
          <table:table-cell table:style-name="s2.B4" office:value-type="string">
            <text:p text:style-name="P13">$2-o_pog<text:span text:style-name="T3">_</text:span><text:span text:style-name="T13">3</text:span></text:p>
          </table:table-cell>
          <table:table-cell table:style-name="s2.B4" office:value-type="string">
            <text:p text:style-name="P13">$2-d_gran<text:span text:style-name="T3">_</text:span><text:span text:style-name="T13">3</text:span></text:p>
          </table:table-cell>
          <table:table-cell table:style-name="s2.I4" office:value-type="string">
            <text:p text:style-name="P12">±<text:span text:style-name="T13">15</text:span></text:p>
          </table:table-cell>
        </table:table-row>
        <table:table-row>
          <table:table-cell table:style-name="s2.A4" office:value-type="string">
            <text:p text:style-name="P12">4.0 mSv/h<text:line-break/><text:span text:style-name="T3">Hp(10)</text:span></text:p>
          </table:table-cell>
          <table:table-cell table:style-name="s2.B4" office:value-type="string">
            <text:p text:style-name="P13">$2-<text:span text:style-name="T3">dn</text:span></text:p>
          </table:table-cell>
          <table:table-cell table:style-name="s2.B4" office:value-type="string">
            <text:p text:style-name="P19"><text:s text:c="2"/>$2-<text:span text:style-name="T3">dd</text:span> <text:s/></text:p>
            <text:p text:style-name="P17">180s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13">15</text:span></text:p>
          </table:table-cell>
        </table:table-row>
        <table:table-row>
          <table:table-cell table:style-name="s2.A6" office:value-type="string">
            <text:p text:style-name="P12">4.0 <text:span text:style-name="T13">µSv/h</text:span></text:p>
            <text:p text:style-name="P15">Hp(0.07)</text:p>
          </table:table-cell>
          <table:table-cell table:style-name="s2.B6" office:value-type="string">
            <text:p text:style-name="P13">$2-<text:span text:style-name="T3">dn_2</text:span></text:p>
          </table:table-cell>
          <table:table-cell table:style-name="s2.B6" office:value-type="string">
            <text:p text:style-name="P19"><text:s text:c="2"/>$2-<text:span text:style-name="T3">dd_2</text:span> <text:s/></text:p>
            <text:p text:style-name="P17">360s</text:p>
          </table:table-cell>
          <table:table-cell table:style-name="s2.B6" office:value-type="string">
            <text:p text:style-name="P13">$2-d_dev_<text:span text:style-name="T3">2</text:span></text:p>
          </table:table-cell>
          <table:table-cell table:style-name="s2.B6" office:value-type="string">
            <text:p text:style-name="P13">$2-dose_<text:span text:style-name="T3">2</text:span></text:p>
          </table:table-cell>
          <table:table-cell table:style-name="s2.B6" office:value-type="string">
            <text:p text:style-name="P13">$2-d_res_<text:span text:style-name="T3">2</text:span></text:p>
          </table:table-cell>
          <table:table-cell table:style-name="s2.B6" office:value-type="string">
            <text:p text:style-name="P13">$2-o_pog_<text:span text:style-name="T3">2</text:span></text:p>
          </table:table-cell>
          <table:table-cell table:style-name="s2.B6" office:value-type="string">
            <text:p text:style-name="P13">$2-d_gran_<text:span text:style-name="T3">2</text:span></text:p>
          </table:table-cell>
          <table:table-cell table:style-name="s2.I6" office:value-type="string">
            <text:p text:style-name="P12">±<text:span text:style-name="T13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2"><text:span text:style-name="T6">AT3509B (</text:span><text:span text:style-name="T42">γ</text:span><text:span text:style-name="T6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3.B2" office:value-type="string">
            <text:p text:style-name="P49">Radia-tion source <text:s/>number</text:p>
          </table:table-cell>
          <table:table-cell table:style-name="t3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3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39">*</text:span><text:span text:style-name="T18">i</text:span></text:p>
          </table:table-cell>
          <table:table-cell table:style-name="t3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3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t3.B2" office:value-type="string">
            <text:p text:style-name="P21"><text:span text:style-name="T40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3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3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3.A3" office:value-type="string">
            <text:p text:style-name="P31">Фон</text:p>
          </table:table-cell>
          <table:table-cell table:style-name="t3.B3" office:value-type="string">
            <text:p text:style-name="P33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3">$3-bg0</text:p>
              <text:p text:style-name="P33">$3-bg1</text:p>
              <text:p text:style-name="P33">$3-bg2</text:p>
              <text:p text:style-name="P33">$3-bg3</text:p>
              <text:p text:style-name="P33">$3-bg4</text:p>
              <text:p text:style-name="P33">$3-bg5</text:p>
              <text:p text:style-name="P33">$3-bg6</text:p>
              <text:p text:style-name="P33">$3-bg7</text:p>
              <text:p text:style-name="P31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µ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3">$3-m00</text:p>
              <text:p text:style-name="P33">$3-m01</text:p>
              <text:p text:style-name="P33">$3-m02</text:p>
              <text:p text:style-name="P33">$3-m03</text:p>
              <text:p text:style-name="P33">$3-m04</text:p>
              <text:p text:style-name="P33">$3-m05</text:p>
              <text:p text:style-name="P33">$3-m06</text:p>
              <text:p text:style-name="P33">$3-m07</text:p>
              <text:p text:style-name="P33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20">±<text:span text:style-name="T13">30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3">$3-m11</text:p>
              <text:p text:style-name="P33">$3-m12</text:p>
              <text:p text:style-name="P33">$3-m13</text:p>
              <text:p text:style-name="P33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20">±<text:span text:style-name="T13">15</text:span></text:p>
          </table:table-cell>
        </table:table-row>
        <table:table-row>
          <table:table-cell table:style-name="t3.A3" office:value-type="string">
            <text:p text:style-name="P12">800<text:span text:style-name="T13">.</text:span>0 mSv/h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3">$3-m21</text:p>
              <text:p text:style-name="P33">$3-m22</text:p>
              <text:p text:style-name="P33">$3-m23</text:p>
              <text:p text:style-name="P33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20">±<text:span text:style-name="T13">15</text:span></text:p>
          </table:table-cell>
        </table:table-row>
        <table:table-row>
          <table:table-cell table:style-name="t3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3.B7" office:value-type="string">
            <text:p text:style-name="P13">$3-n<text:span text:style-name="T13">3</text:span></text:p>
          </table:table-cell>
          <table:table-cell table:style-name="t3.B7" office:value-type="string">
            <text:p text:style-name="P13">$3-d<text:span text:style-name="T13">3</text:span></text:p>
          </table:table-cell>
          <table:table-cell table:style-name="t3.D7" office:value-type="string">
            <text:section text:style-name="Sect1" text:name="Раздел15">
              <text:p text:style-name="P3">$3-<text:span text:style-name="T13">m30</text:span></text:p>
              <text:p text:style-name="P33">$3-<text:span text:style-name="T13">m31</text:span></text:p>
              <text:p text:style-name="P33">$3-<text:span text:style-name="T13">m32</text:span></text:p>
              <text:p text:style-name="P33">$3-<text:span text:style-name="T13">m33</text:span></text:p>
              <text:p text:style-name="P33">$3-<text:span text:style-name="T13">m34</text:span></text:p>
            </text:section>
          </table:table-cell>
          <table:table-cell table:style-name="t3.B7" office:value-type="string">
            <text:p text:style-name="P13">$3-av<text:span text:style-name="T13">3</text:span></text:p>
          </table:table-cell>
          <table:table-cell table:style-name="t3.B7" office:value-type="string">
            <text:p text:style-name="P13">$3-o<text:span text:style-name="T13">3</text:span></text:p>
          </table:table-cell>
          <table:table-cell table:style-name="t3.B7" office:value-type="string">
            <text:p text:style-name="P13">$3-q<text:span text:style-name="T13">3</text:span></text:p>
          </table:table-cell>
          <table:table-cell table:style-name="t3.B7" office:value-type="string">
            <text:p text:style-name="P13">$3-do<text:span text:style-name="T13">3</text:span></text:p>
          </table:table-cell>
          <table:table-cell table:style-name="t3.I7" office:value-type="string">
            <text:p text:style-name="P20">±<text:span text:style-name="T13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2"><text:span text:style-name="T6">AT3509B (</text:span><text:span text:style-name="T42">γ</text:span><text:span text:style-name="T6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3.B2" table:number-rows-spanned="2" office:value-type="string">
            <text:p text:style-name="P49">Radiation source <text:s/>number</text:p>
          </table:table-cell>
          <table:table-cell table:style-name="s3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3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s3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3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1"><text:span text:style-name="T4">H</text:span><text:span text:style-name="T18">pi</text:span></text:p>
          </table:table-cell>
          <table:table-cell table:style-name="s3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3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3.B4" office:value-type="string">
            <text:p text:style-name="P13">$3-<text:span text:style-name="T3">dn_</text:span><text:span text:style-name="T13">3</text:span></text:p>
          </table:table-cell>
          <table:table-cell table:style-name="s3.B4" office:value-type="string">
            <text:p text:style-name="P19"><text:s text:c="2"/>$3-<text:span text:style-name="T3">dd_</text:span><text:span text:style-name="T13">3</text:span> <text:s/></text:p>
            <text:p text:style-name="P22">360s</text:p>
          </table:table-cell>
          <table:table-cell table:style-name="s3.B4" office:value-type="string">
            <text:p text:style-name="P13">$3-d_dev<text:span text:style-name="T3">_</text:span><text:span text:style-name="T13">3</text:span></text:p>
          </table:table-cell>
          <table:table-cell table:style-name="s3.B4" office:value-type="string">
            <text:p text:style-name="P13">$3-dose<text:span text:style-name="T3">_</text:span><text:span text:style-name="T13">3</text:span></text:p>
          </table:table-cell>
          <table:table-cell table:style-name="s3.B4" office:value-type="string">
            <text:p text:style-name="P13">$3-d_res<text:span text:style-name="T3">_</text:span><text:span text:style-name="T13">3</text:span></text:p>
          </table:table-cell>
          <table:table-cell table:style-name="s3.B4" office:value-type="string">
            <text:p text:style-name="P13">$3-o_pog<text:span text:style-name="T3">_</text:span><text:span text:style-name="T13">3</text:span></text:p>
          </table:table-cell>
          <table:table-cell table:style-name="s3.B4" office:value-type="string">
            <text:p text:style-name="P13">$3-d_gran<text:span text:style-name="T3">_</text:span><text:span text:style-name="T13">3</text:span></text:p>
          </table:table-cell>
          <table:table-cell table:style-name="s3.I4" office:value-type="string">
            <text:p text:style-name="P12">±<text:span text:style-name="T13">15</text:span></text:p>
          </table:table-cell>
        </table:table-row>
        <table:table-row>
          <table:table-cell table:style-name="s3.A4" office:value-type="string">
            <text:p text:style-name="P12">4.0 mSv/h<text:line-break/><text:span text:style-name="T3">Hp(10)</text:span></text:p>
          </table:table-cell>
          <table:table-cell table:style-name="s3.B4" office:value-type="string">
            <text:p text:style-name="P13">$3-<text:span text:style-name="T3">dn</text:span></text:p>
          </table:table-cell>
          <table:table-cell table:style-name="s3.B4" office:value-type="string">
            <text:p text:style-name="P19"><text:s text:c="2"/>$3-<text:span text:style-name="T3">dd</text:span> <text:s/></text:p>
            <text:p text:style-name="P17">180s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13">15</text:span></text:p>
          </table:table-cell>
        </table:table-row>
        <table:table-row>
          <table:table-cell table:style-name="s3.A6" office:value-type="string">
            <text:p text:style-name="P12">4.0 <text:span text:style-name="T13">µSv/h</text:span></text:p>
            <text:p text:style-name="P15">Hp(0.07)</text:p>
          </table:table-cell>
          <table:table-cell table:style-name="s3.B6" office:value-type="string">
            <text:p text:style-name="P13">$3-<text:span text:style-name="T3">dn_2</text:span></text:p>
          </table:table-cell>
          <table:table-cell table:style-name="s3.B6" office:value-type="string">
            <text:p text:style-name="P19"><text:s text:c="2"/>$3-<text:span text:style-name="T3">dd_2</text:span> <text:s/></text:p>
            <text:p text:style-name="P17">360s</text:p>
          </table:table-cell>
          <table:table-cell table:style-name="s3.B6" office:value-type="string">
            <text:p text:style-name="P13">$3-d_dev_<text:span text:style-name="T3">2</text:span></text:p>
          </table:table-cell>
          <table:table-cell table:style-name="s3.B6" office:value-type="string">
            <text:p text:style-name="P13">$3-dose_<text:span text:style-name="T3">2</text:span></text:p>
          </table:table-cell>
          <table:table-cell table:style-name="s3.B6" office:value-type="string">
            <text:p text:style-name="P13">$3-d_res_<text:span text:style-name="T3">2</text:span></text:p>
          </table:table-cell>
          <table:table-cell table:style-name="s3.B6" office:value-type="string">
            <text:p text:style-name="P13">$3-o_pog_<text:span text:style-name="T3">2</text:span></text:p>
          </table:table-cell>
          <table:table-cell table:style-name="s3.B6" office:value-type="string">
            <text:p text:style-name="P13">$3-d_gran_<text:span text:style-name="T3">2</text:span></text:p>
          </table:table-cell>
          <table:table-cell table:style-name="s3.I6" office:value-type="string">
            <text:p text:style-name="P12">±<text:span text:style-name="T13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3">AT3509B (<text:span text:style-name="T41">γ</text:span>) s/n: $bd_num4$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4.B2" office:value-type="string">
            <text:p text:style-name="P49">Radia-tion source <text:s/>number</text:p>
          </table:table-cell>
          <table:table-cell table:style-name="t4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4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39">*</text:span><text:span text:style-name="T18">i</text:span></text:p>
          </table:table-cell>
          <table:table-cell table:style-name="t4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4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t4.B2" office:value-type="string">
            <text:p text:style-name="P21"><text:span text:style-name="T40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4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4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4.A3" office:value-type="string">
            <text:p text:style-name="P31">Фон</text:p>
          </table:table-cell>
          <table:table-cell table:style-name="t4.B3" office:value-type="string">
            <text:p text:style-name="P33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3">$4-bg0</text:p>
              <text:p text:style-name="P33">$4-bg1</text:p>
              <text:p text:style-name="P33">$4-bg2</text:p>
              <text:p text:style-name="P33">$4-bg3</text:p>
              <text:p text:style-name="P33">$4-bg4</text:p>
              <text:p text:style-name="P33">$4-bg5</text:p>
              <text:p text:style-name="P33">$4-bg6</text:p>
              <text:p text:style-name="P33">$4-bg7</text:p>
              <text:p text:style-name="P31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µ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3">$4-m00</text:p>
              <text:p text:style-name="P33">$4-m01</text:p>
              <text:p text:style-name="P33">$4-m02</text:p>
              <text:p text:style-name="P33">$4-m03</text:p>
              <text:p text:style-name="P33">$4-m04</text:p>
              <text:p text:style-name="P33">$4-m05</text:p>
              <text:p text:style-name="P33">$4-m06</text:p>
              <text:p text:style-name="P33">$4-m07</text:p>
              <text:p text:style-name="P33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20">±<text:span text:style-name="T13">30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3">$4-m11</text:p>
              <text:p text:style-name="P33">$4-m12</text:p>
              <text:p text:style-name="P33">$4-m13</text:p>
              <text:p text:style-name="P33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20">±<text:span text:style-name="T13">15</text:span></text:p>
          </table:table-cell>
        </table:table-row>
        <table:table-row>
          <table:table-cell table:style-name="t4.A3" office:value-type="string">
            <text:p text:style-name="P12">800<text:span text:style-name="T13">.</text:span>0 mSv/h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3">$4-m21</text:p>
              <text:p text:style-name="P33">$4-m22</text:p>
              <text:p text:style-name="P33">$4-m23</text:p>
              <text:p text:style-name="P33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20">±<text:span text:style-name="T13">15</text:span></text:p>
          </table:table-cell>
        </table:table-row>
        <table:table-row>
          <table:table-cell table:style-name="t4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4.B7" office:value-type="string">
            <text:p text:style-name="P13">$4-n<text:span text:style-name="T13">3</text:span></text:p>
          </table:table-cell>
          <table:table-cell table:style-name="t4.B7" office:value-type="string">
            <text:p text:style-name="P13">$4-d<text:span text:style-name="T13">3</text:span></text:p>
          </table:table-cell>
          <table:table-cell table:style-name="t4.D7" office:value-type="string">
            <text:section text:style-name="Sect1" text:name="Раздел20">
              <text:p text:style-name="P3">$4-<text:span text:style-name="T13">m30</text:span></text:p>
              <text:p text:style-name="P33">$4-<text:span text:style-name="T13">m31</text:span></text:p>
              <text:p text:style-name="P33">$4-<text:span text:style-name="T13">m32</text:span></text:p>
              <text:p text:style-name="P33">$4-<text:span text:style-name="T13">m33</text:span></text:p>
              <text:p text:style-name="P33">$4-<text:span text:style-name="T13">m34</text:span></text:p>
            </text:section>
          </table:table-cell>
          <table:table-cell table:style-name="t4.B7" office:value-type="string">
            <text:p text:style-name="P13">$4-av<text:span text:style-name="T13">3</text:span></text:p>
          </table:table-cell>
          <table:table-cell table:style-name="t4.B7" office:value-type="string">
            <text:p text:style-name="P13">$4-o<text:span text:style-name="T13">3</text:span></text:p>
          </table:table-cell>
          <table:table-cell table:style-name="t4.B7" office:value-type="string">
            <text:p text:style-name="P13">$4-q<text:span text:style-name="T13">3</text:span></text:p>
          </table:table-cell>
          <table:table-cell table:style-name="t4.B7" office:value-type="string">
            <text:p text:style-name="P13">$4-do<text:span text:style-name="T13">3</text:span></text:p>
          </table:table-cell>
          <table:table-cell table:style-name="t4.I7" office:value-type="string">
            <text:p text:style-name="P20">±<text:span text:style-name="T13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2"><text:span text:style-name="T6">AT3509B (</text:span><text:span text:style-name="T43">γ</text:span><text:span text:style-name="T6">) s/n: </text:span><text:span text:style-name="T9"><text:s/></text:span><text:span text:style-name="T6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4.B2" table:number-rows-spanned="2" office:value-type="string">
            <text:p text:style-name="P49">Radiation source <text:s/>number</text:p>
          </table:table-cell>
          <table:table-cell table:style-name="s4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4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s4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4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1"><text:span text:style-name="T4">H</text:span><text:span text:style-name="T18">pi</text:span></text:p>
          </table:table-cell>
          <table:table-cell table:style-name="s4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4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4.B4" office:value-type="string">
            <text:p text:style-name="P13">$4-<text:span text:style-name="T3">dn_</text:span><text:span text:style-name="T13">3</text:span></text:p>
          </table:table-cell>
          <table:table-cell table:style-name="s4.B4" office:value-type="string">
            <text:p text:style-name="P19"><text:s text:c="2"/>$4-<text:span text:style-name="T3">dd_</text:span><text:span text:style-name="T13">3</text:span> <text:s/></text:p>
            <text:p text:style-name="P22">360s</text:p>
          </table:table-cell>
          <table:table-cell table:style-name="s4.B4" office:value-type="string">
            <text:p text:style-name="P13">$4-d_dev<text:span text:style-name="T3">_</text:span><text:span text:style-name="T13">3</text:span></text:p>
          </table:table-cell>
          <table:table-cell table:style-name="s4.B4" office:value-type="string">
            <text:p text:style-name="P13">$4-dose<text:span text:style-name="T3">_</text:span><text:span text:style-name="T13">3</text:span></text:p>
          </table:table-cell>
          <table:table-cell table:style-name="s4.B4" office:value-type="string">
            <text:p text:style-name="P13">$4-d_res<text:span text:style-name="T3">_</text:span><text:span text:style-name="T13">3</text:span></text:p>
          </table:table-cell>
          <table:table-cell table:style-name="s4.B4" office:value-type="string">
            <text:p text:style-name="P13">$4-o_pog<text:span text:style-name="T3">_</text:span><text:span text:style-name="T13">3</text:span></text:p>
          </table:table-cell>
          <table:table-cell table:style-name="s4.B4" office:value-type="string">
            <text:p text:style-name="P13">$4-d_gran<text:span text:style-name="T3">_</text:span><text:span text:style-name="T13">3</text:span></text:p>
          </table:table-cell>
          <table:table-cell table:style-name="s4.I4" office:value-type="string">
            <text:p text:style-name="P12">±<text:span text:style-name="T13">15</text:span></text:p>
          </table:table-cell>
        </table:table-row>
        <table:table-row>
          <table:table-cell table:style-name="s4.A4" office:value-type="string">
            <text:p text:style-name="P12">4.0 mSv/h<text:line-break/><text:span text:style-name="T3">Hp(10)</text:span></text:p>
          </table:table-cell>
          <table:table-cell table:style-name="s4.B4" office:value-type="string">
            <text:p text:style-name="P13">$4-<text:span text:style-name="T3">dn</text:span></text:p>
          </table:table-cell>
          <table:table-cell table:style-name="s4.B4" office:value-type="string">
            <text:p text:style-name="P19"><text:s text:c="2"/>$4-<text:span text:style-name="T3">dd</text:span> <text:s/></text:p>
            <text:p text:style-name="P17">180s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13">15</text:span></text:p>
          </table:table-cell>
        </table:table-row>
        <table:table-row>
          <table:table-cell table:style-name="s4.A6" office:value-type="string">
            <text:p text:style-name="P12">4.0 <text:span text:style-name="T13">µSv/h</text:span></text:p>
            <text:p text:style-name="P15">Hp(0.07)</text:p>
          </table:table-cell>
          <table:table-cell table:style-name="s4.B6" office:value-type="string">
            <text:p text:style-name="P13">$4-<text:span text:style-name="T3">dn_2</text:span></text:p>
          </table:table-cell>
          <table:table-cell table:style-name="s4.B6" office:value-type="string">
            <text:p text:style-name="P19"><text:s text:c="2"/>$4-<text:span text:style-name="T3">dd_2</text:span> <text:s/></text:p>
            <text:p text:style-name="P17">360s</text:p>
          </table:table-cell>
          <table:table-cell table:style-name="s4.B6" office:value-type="string">
            <text:p text:style-name="P13">$4-d_dev_<text:span text:style-name="T3">2</text:span></text:p>
          </table:table-cell>
          <table:table-cell table:style-name="s4.B6" office:value-type="string">
            <text:p text:style-name="P13">$4-dose_<text:span text:style-name="T3">2</text:span></text:p>
          </table:table-cell>
          <table:table-cell table:style-name="s4.B6" office:value-type="string">
            <text:p text:style-name="P13">$4-d_res_<text:span text:style-name="T3">2</text:span></text:p>
          </table:table-cell>
          <table:table-cell table:style-name="s4.B6" office:value-type="string">
            <text:p text:style-name="P13">$4-o_pog_<text:span text:style-name="T3">2</text:span></text:p>
          </table:table-cell>
          <table:table-cell table:style-name="s4.B6" office:value-type="string">
            <text:p text:style-name="P13">$4-d_gran_<text:span text:style-name="T3">2</text:span></text:p>
          </table:table-cell>
          <table:table-cell table:style-name="s4.I6" office:value-type="string">
            <text:p text:style-name="P12">±<text:span text:style-name="T13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2"><text:span text:style-name="T6">AT3509B (</text:span><text:span text:style-name="T43">γ</text:span><text:span text:style-name="T6">) s/n: №</text:span><text:span text:style-name="T9"> </text:span><text:span text:style-name="T6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5.B2" office:value-type="string">
            <text:p text:style-name="P49">Radia-tion source <text:s/>number</text:p>
          </table:table-cell>
          <table:table-cell table:style-name="t5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5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39">*</text:span><text:span text:style-name="T18">i</text:span></text:p>
          </table:table-cell>
          <table:table-cell table:style-name="t5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5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t5.B2" office:value-type="string">
            <text:p text:style-name="P21"><text:span text:style-name="T40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5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5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5.A3" office:value-type="string">
            <text:p text:style-name="P31">Фон</text:p>
          </table:table-cell>
          <table:table-cell table:style-name="t5.B3" office:value-type="string">
            <text:p text:style-name="P33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3">$5-bg0</text:p>
              <text:p text:style-name="P33">$5-bg1</text:p>
              <text:p text:style-name="P33">$5-bg2</text:p>
              <text:p text:style-name="P33">$5-bg3</text:p>
              <text:p text:style-name="P33">$5-bg4</text:p>
              <text:p text:style-name="P33">$5-bg5</text:p>
              <text:p text:style-name="P33">$5-bg6</text:p>
              <text:p text:style-name="P33">$5-bg7</text:p>
              <text:p text:style-name="P31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µ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3">$5-m00</text:p>
              <text:p text:style-name="P33">$5-m01</text:p>
              <text:p text:style-name="P33">$5-m02</text:p>
              <text:p text:style-name="P33">$5-m03</text:p>
              <text:p text:style-name="P33">$5-m04</text:p>
              <text:p text:style-name="P33">$5-m05</text:p>
              <text:p text:style-name="P33">$5-m06</text:p>
              <text:p text:style-name="P33">$5-m07</text:p>
              <text:p text:style-name="P33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20">±<text:span text:style-name="T13">30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3">$5-m11</text:p>
              <text:p text:style-name="P33">$5-m12</text:p>
              <text:p text:style-name="P33">$5-m13</text:p>
              <text:p text:style-name="P33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20">±<text:span text:style-name="T13">15</text:span></text:p>
          </table:table-cell>
        </table:table-row>
        <table:table-row>
          <table:table-cell table:style-name="t5.A3" office:value-type="string">
            <text:p text:style-name="P12">800<text:span text:style-name="T13">.</text:span>0 mSv/h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3">$5-m21</text:p>
              <text:p text:style-name="P33">$5-m22</text:p>
              <text:p text:style-name="P33">$5-m23</text:p>
              <text:p text:style-name="P33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20">±<text:span text:style-name="T13">15</text:span></text:p>
          </table:table-cell>
        </table:table-row>
        <table:table-row>
          <table:table-cell table:style-name="t5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5.B7" office:value-type="string">
            <text:p text:style-name="P13">$5-n<text:span text:style-name="T13">3</text:span></text:p>
          </table:table-cell>
          <table:table-cell table:style-name="t5.B7" office:value-type="string">
            <text:p text:style-name="P13">$5-d<text:span text:style-name="T13">3</text:span></text:p>
          </table:table-cell>
          <table:table-cell table:style-name="t5.D7" office:value-type="string">
            <text:section text:style-name="Sect1" text:name="Раздел25">
              <text:p text:style-name="P3">$5-<text:span text:style-name="T13">m30</text:span></text:p>
              <text:p text:style-name="P33">$5-<text:span text:style-name="T13">m31</text:span></text:p>
              <text:p text:style-name="P33">$5-<text:span text:style-name="T13">m32</text:span></text:p>
              <text:p text:style-name="P33">$5-<text:span text:style-name="T13">m33</text:span></text:p>
              <text:p text:style-name="P33">$5-<text:span text:style-name="T13">m34</text:span></text:p>
            </text:section>
          </table:table-cell>
          <table:table-cell table:style-name="t5.B7" office:value-type="string">
            <text:p text:style-name="P13">$5-av<text:span text:style-name="T13">3</text:span></text:p>
          </table:table-cell>
          <table:table-cell table:style-name="t5.B7" office:value-type="string">
            <text:p text:style-name="P13">$5-o<text:span text:style-name="T13">3</text:span></text:p>
          </table:table-cell>
          <table:table-cell table:style-name="t5.B7" office:value-type="string">
            <text:p text:style-name="P13">$5-q<text:span text:style-name="T13">3</text:span></text:p>
          </table:table-cell>
          <table:table-cell table:style-name="t5.B7" office:value-type="string">
            <text:p text:style-name="P13">$5-do<text:span text:style-name="T13">3</text:span></text:p>
          </table:table-cell>
          <table:table-cell table:style-name="t5.I7" office:value-type="string">
            <text:p text:style-name="P20">±<text:span text:style-name="T13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2"><text:span text:style-name="T6">AT3509B (</text:span><text:span text:style-name="T43">γ</text:span><text:span text:style-name="T6">) s/n: </text:span><text:span text:style-name="T9"><text:s/></text:span><text:span text:style-name="T6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5.B2" table:number-rows-spanned="2" office:value-type="string">
            <text:p text:style-name="P49">Radiation source <text:s/>number</text:p>
          </table:table-cell>
          <table:table-cell table:style-name="s5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5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s5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5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1"><text:span text:style-name="T4">H</text:span><text:span text:style-name="T18">pi</text:span></text:p>
          </table:table-cell>
          <table:table-cell table:style-name="s5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5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5.B4" office:value-type="string">
            <text:p text:style-name="P13">$5-<text:span text:style-name="T3">dn_</text:span><text:span text:style-name="T13">3</text:span></text:p>
          </table:table-cell>
          <table:table-cell table:style-name="s5.B4" office:value-type="string">
            <text:p text:style-name="P19"><text:s text:c="2"/>$5-<text:span text:style-name="T3">dd_</text:span><text:span text:style-name="T13">3</text:span> <text:s/></text:p>
            <text:p text:style-name="P22">360s</text:p>
          </table:table-cell>
          <table:table-cell table:style-name="s5.B4" office:value-type="string">
            <text:p text:style-name="P13">$5-d_dev<text:span text:style-name="T3">_</text:span><text:span text:style-name="T13">3</text:span></text:p>
          </table:table-cell>
          <table:table-cell table:style-name="s5.B4" office:value-type="string">
            <text:p text:style-name="P13">$5-dose<text:span text:style-name="T3">_</text:span><text:span text:style-name="T13">3</text:span></text:p>
          </table:table-cell>
          <table:table-cell table:style-name="s5.B4" office:value-type="string">
            <text:p text:style-name="P13">$5-d_res<text:span text:style-name="T3">_</text:span><text:span text:style-name="T13">3</text:span></text:p>
          </table:table-cell>
          <table:table-cell table:style-name="s5.B4" office:value-type="string">
            <text:p text:style-name="P13">$5-o_pog<text:span text:style-name="T3">_</text:span><text:span text:style-name="T13">3</text:span></text:p>
          </table:table-cell>
          <table:table-cell table:style-name="s5.B4" office:value-type="string">
            <text:p text:style-name="P13">$5-d_gran<text:span text:style-name="T3">_</text:span><text:span text:style-name="T13">3</text:span></text:p>
          </table:table-cell>
          <table:table-cell table:style-name="s5.I4" office:value-type="string">
            <text:p text:style-name="P12">±<text:span text:style-name="T13">15</text:span></text:p>
          </table:table-cell>
        </table:table-row>
        <table:table-row>
          <table:table-cell table:style-name="s5.A4" office:value-type="string">
            <text:p text:style-name="P12">4.0 mSv/h<text:line-break/><text:span text:style-name="T3">Hp(10)</text:span></text:p>
          </table:table-cell>
          <table:table-cell table:style-name="s5.B4" office:value-type="string">
            <text:p text:style-name="P13">$5-<text:span text:style-name="T3">dn</text:span></text:p>
          </table:table-cell>
          <table:table-cell table:style-name="s5.B4" office:value-type="string">
            <text:p text:style-name="P19"><text:s text:c="2"/>$5-<text:span text:style-name="T3">dd</text:span> <text:s/></text:p>
            <text:p text:style-name="P17">180s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13">15</text:span></text:p>
          </table:table-cell>
        </table:table-row>
        <table:table-row>
          <table:table-cell table:style-name="s5.A6" office:value-type="string">
            <text:p text:style-name="P12">4.0 <text:span text:style-name="T13">µSv/h</text:span></text:p>
            <text:p text:style-name="P15">Hp(0.07)</text:p>
          </table:table-cell>
          <table:table-cell table:style-name="s5.B6" office:value-type="string">
            <text:p text:style-name="P13">$5-<text:span text:style-name="T3">dn_2</text:span></text:p>
          </table:table-cell>
          <table:table-cell table:style-name="s5.B6" office:value-type="string">
            <text:p text:style-name="P19"><text:s text:c="2"/>$5-<text:span text:style-name="T3">dd_2</text:span> <text:s/></text:p>
            <text:p text:style-name="P17">360s</text:p>
          </table:table-cell>
          <table:table-cell table:style-name="s5.B6" office:value-type="string">
            <text:p text:style-name="P13">$5-d_dev_<text:span text:style-name="T3">2</text:span></text:p>
          </table:table-cell>
          <table:table-cell table:style-name="s5.B6" office:value-type="string">
            <text:p text:style-name="P13">$5-dose_<text:span text:style-name="T3">2</text:span></text:p>
          </table:table-cell>
          <table:table-cell table:style-name="s5.B6" office:value-type="string">
            <text:p text:style-name="P13">$5-d_res_<text:span text:style-name="T3">2</text:span></text:p>
          </table:table-cell>
          <table:table-cell table:style-name="s5.B6" office:value-type="string">
            <text:p text:style-name="P13">$5-o_pog_<text:span text:style-name="T3">2</text:span></text:p>
          </table:table-cell>
          <table:table-cell table:style-name="s5.B6" office:value-type="string">
            <text:p text:style-name="P13">$5-d_gran_<text:span text:style-name="T3">2</text:span></text:p>
          </table:table-cell>
          <table:table-cell table:style-name="s5.I6" office:value-type="string">
            <text:p text:style-name="P12">±<text:span text:style-name="T13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2"><text:span text:style-name="T6">AT3509B (</text:span><text:span text:style-name="T43">γ</text:span><text:span text:style-name="T6">) s/n: <text:s/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6.B2" office:value-type="string">
            <text:p text:style-name="P49">Radia-tion source <text:s/>number</text:p>
          </table:table-cell>
          <table:table-cell table:style-name="t6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6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39">*</text:span><text:span text:style-name="T18">i</text:span></text:p>
          </table:table-cell>
          <table:table-cell table:style-name="t6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6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t6.B2" office:value-type="string">
            <text:p text:style-name="P21"><text:span text:style-name="T40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6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6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6.A3" office:value-type="string">
            <text:p text:style-name="P31">Фон</text:p>
          </table:table-cell>
          <table:table-cell table:style-name="t6.B3" office:value-type="string">
            <text:p text:style-name="P33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3">$6-bg0</text:p>
              <text:p text:style-name="P33">$6-bg1</text:p>
              <text:p text:style-name="P33">$6-bg2</text:p>
              <text:p text:style-name="P33">$6-bg3</text:p>
              <text:p text:style-name="P33">$6-bg4</text:p>
              <text:p text:style-name="P33">$6-bg5</text:p>
              <text:p text:style-name="P33">$6-bg6</text:p>
              <text:p text:style-name="P33">$6-bg7</text:p>
              <text:p text:style-name="P31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µ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3">$6-m00</text:p>
              <text:p text:style-name="P33">$6-m01</text:p>
              <text:p text:style-name="P33">$6-m02</text:p>
              <text:p text:style-name="P33">$6-m03</text:p>
              <text:p text:style-name="P33">$6-m04</text:p>
              <text:p text:style-name="P33">$6-m05</text:p>
              <text:p text:style-name="P33">$6-m06</text:p>
              <text:p text:style-name="P33">$6-m07</text:p>
              <text:p text:style-name="P33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20">±<text:span text:style-name="T13">30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3">$6-m11</text:p>
              <text:p text:style-name="P33">$6-m12</text:p>
              <text:p text:style-name="P33">$6-m13</text:p>
              <text:p text:style-name="P33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20">±<text:span text:style-name="T13">15</text:span></text:p>
          </table:table-cell>
        </table:table-row>
        <table:table-row>
          <table:table-cell table:style-name="t6.A3" office:value-type="string">
            <text:p text:style-name="P12">800<text:span text:style-name="T13">.</text:span>0 mSv/h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3">$6-m21</text:p>
              <text:p text:style-name="P33">$6-m22</text:p>
              <text:p text:style-name="P33">$6-m23</text:p>
              <text:p text:style-name="P33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20">±<text:span text:style-name="T13">15</text:span></text:p>
          </table:table-cell>
        </table:table-row>
        <table:table-row>
          <table:table-cell table:style-name="t6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6.B7" office:value-type="string">
            <text:p text:style-name="P13">$6-n<text:span text:style-name="T13">3</text:span></text:p>
          </table:table-cell>
          <table:table-cell table:style-name="t6.B7" office:value-type="string">
            <text:p text:style-name="P13">$6-d<text:span text:style-name="T13">3</text:span></text:p>
          </table:table-cell>
          <table:table-cell table:style-name="t6.D7" office:value-type="string">
            <text:section text:style-name="Sect1" text:name="Раздел30">
              <text:p text:style-name="P3">$6-<text:span text:style-name="T13">m30</text:span></text:p>
              <text:p text:style-name="P33">$6-<text:span text:style-name="T13">m31</text:span></text:p>
              <text:p text:style-name="P33">$6-<text:span text:style-name="T13">m32</text:span></text:p>
              <text:p text:style-name="P33">$6-<text:span text:style-name="T13">m33</text:span></text:p>
              <text:p text:style-name="P33">$6-<text:span text:style-name="T13">m34</text:span></text:p>
            </text:section>
          </table:table-cell>
          <table:table-cell table:style-name="t6.B7" office:value-type="string">
            <text:p text:style-name="P13">$6-av<text:span text:style-name="T13">3</text:span></text:p>
          </table:table-cell>
          <table:table-cell table:style-name="t6.B7" office:value-type="string">
            <text:p text:style-name="P13">$6-o<text:span text:style-name="T13">3</text:span></text:p>
          </table:table-cell>
          <table:table-cell table:style-name="t6.B7" office:value-type="string">
            <text:p text:style-name="P13">$6-q<text:span text:style-name="T13">3</text:span></text:p>
          </table:table-cell>
          <table:table-cell table:style-name="t6.B7" office:value-type="string">
            <text:p text:style-name="P13">$6-do<text:span text:style-name="T13">3</text:span></text:p>
          </table:table-cell>
          <table:table-cell table:style-name="t6.I7" office:value-type="string">
            <text:p text:style-name="P20">±<text:span text:style-name="T13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2"><text:span text:style-name="T6">AT3509B (</text:span><text:span text:style-name="T43">γ</text:span><text:span text:style-name="T6">) s/n: </text:span><text:span text:style-name="T9"><text:s/></text:span><text:span text:style-name="T6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6.B2" table:number-rows-spanned="2" office:value-type="string">
            <text:p text:style-name="P49">Radiation source <text:s/>number</text:p>
          </table:table-cell>
          <table:table-cell table:style-name="s6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6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s6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6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1"><text:span text:style-name="T4">H</text:span><text:span text:style-name="T18">pi</text:span></text:p>
          </table:table-cell>
          <table:table-cell table:style-name="s6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6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6.B4" office:value-type="string">
            <text:p text:style-name="P13">$6-<text:span text:style-name="T3">dn_</text:span><text:span text:style-name="T13">3</text:span></text:p>
          </table:table-cell>
          <table:table-cell table:style-name="s6.B4" office:value-type="string">
            <text:p text:style-name="P19"><text:s text:c="2"/>$6-<text:span text:style-name="T3">dd_</text:span><text:span text:style-name="T13">3</text:span> <text:s/></text:p>
            <text:p text:style-name="P22">360s</text:p>
          </table:table-cell>
          <table:table-cell table:style-name="s6.B4" office:value-type="string">
            <text:p text:style-name="P13">$6-d_dev<text:span text:style-name="T3">_</text:span><text:span text:style-name="T13">3</text:span></text:p>
          </table:table-cell>
          <table:table-cell table:style-name="s6.B4" office:value-type="string">
            <text:p text:style-name="P13">$6-dose<text:span text:style-name="T3">_</text:span><text:span text:style-name="T13">3</text:span></text:p>
          </table:table-cell>
          <table:table-cell table:style-name="s6.B4" office:value-type="string">
            <text:p text:style-name="P13">$6-d_res<text:span text:style-name="T3">_</text:span><text:span text:style-name="T13">3</text:span></text:p>
          </table:table-cell>
          <table:table-cell table:style-name="s6.B4" office:value-type="string">
            <text:p text:style-name="P13">$6-o_pog<text:span text:style-name="T3">_</text:span><text:span text:style-name="T13">3</text:span></text:p>
          </table:table-cell>
          <table:table-cell table:style-name="s6.B4" office:value-type="string">
            <text:p text:style-name="P13">$6-d_gran<text:span text:style-name="T3">_</text:span><text:span text:style-name="T13">3</text:span></text:p>
          </table:table-cell>
          <table:table-cell table:style-name="s6.I4" office:value-type="string">
            <text:p text:style-name="P12">±<text:span text:style-name="T13">15</text:span></text:p>
          </table:table-cell>
        </table:table-row>
        <table:table-row>
          <table:table-cell table:style-name="s6.A4" office:value-type="string">
            <text:p text:style-name="P12">4.0 mSv/h<text:line-break/><text:span text:style-name="T3">Hp(10)</text:span></text:p>
          </table:table-cell>
          <table:table-cell table:style-name="s6.B4" office:value-type="string">
            <text:p text:style-name="P13">$6-<text:span text:style-name="T3">dn</text:span></text:p>
          </table:table-cell>
          <table:table-cell table:style-name="s6.B4" office:value-type="string">
            <text:p text:style-name="P19"><text:s text:c="2"/>$6-<text:span text:style-name="T3">dd</text:span> <text:s/></text:p>
            <text:p text:style-name="P17">180s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13">15</text:span></text:p>
          </table:table-cell>
        </table:table-row>
        <table:table-row>
          <table:table-cell table:style-name="s6.A6" office:value-type="string">
            <text:p text:style-name="P12">4.0 <text:span text:style-name="T13">µSv/h</text:span></text:p>
            <text:p text:style-name="P15">Hp(0.07)</text:p>
          </table:table-cell>
          <table:table-cell table:style-name="s6.B6" office:value-type="string">
            <text:p text:style-name="P13">$6-<text:span text:style-name="T3">dn_2</text:span></text:p>
          </table:table-cell>
          <table:table-cell table:style-name="s6.B6" office:value-type="string">
            <text:p text:style-name="P19"><text:s text:c="2"/>$6-<text:span text:style-name="T3">dd_2</text:span> <text:s/></text:p>
            <text:p text:style-name="P17">360s</text:p>
          </table:table-cell>
          <table:table-cell table:style-name="s6.B6" office:value-type="string">
            <text:p text:style-name="P13">$6-d_dev_<text:span text:style-name="T3">2</text:span></text:p>
          </table:table-cell>
          <table:table-cell table:style-name="s6.B6" office:value-type="string">
            <text:p text:style-name="P13">$6-dose_<text:span text:style-name="T3">2</text:span></text:p>
          </table:table-cell>
          <table:table-cell table:style-name="s6.B6" office:value-type="string">
            <text:p text:style-name="P13">$6-d_res_<text:span text:style-name="T3">2</text:span></text:p>
          </table:table-cell>
          <table:table-cell table:style-name="s6.B6" office:value-type="string">
            <text:p text:style-name="P13">$6-o_pog_<text:span text:style-name="T3">2</text:span></text:p>
          </table:table-cell>
          <table:table-cell table:style-name="s6.B6" office:value-type="string">
            <text:p text:style-name="P13">$6-d_gran_<text:span text:style-name="T3">2</text:span></text:p>
          </table:table-cell>
          <table:table-cell table:style-name="s6.I6" office:value-type="string">
            <text:p text:style-name="P12">±<text:span text:style-name="T13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2"><text:span text:style-name="T6">AT3509B (</text:span><text:span text:style-name="T43">γ</text:span><text:span text:style-name="T6">) s/n:</text:span><text:span text:style-name="T9"> </text:span><text:span text:style-name="T6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7.B2" office:value-type="string">
            <text:p text:style-name="P49">Radia-tion source <text:s/>number</text:p>
          </table:table-cell>
          <table:table-cell table:style-name="t7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7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39">*</text:span><text:span text:style-name="T18">i</text:span></text:p>
          </table:table-cell>
          <table:table-cell table:style-name="t7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7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t7.B2" office:value-type="string">
            <text:p text:style-name="P21"><text:span text:style-name="T40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7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7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7.A3" office:value-type="string">
            <text:p text:style-name="P31">Фон</text:p>
          </table:table-cell>
          <table:table-cell table:style-name="t7.B3" office:value-type="string">
            <text:p text:style-name="P33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3">$7-bg0</text:p>
              <text:p text:style-name="P33">$7-bg1</text:p>
              <text:p text:style-name="P33">$7-bg2</text:p>
              <text:p text:style-name="P33">$7-bg3</text:p>
              <text:p text:style-name="P33">$7-bg4</text:p>
              <text:p text:style-name="P33">$7-bg5</text:p>
              <text:p text:style-name="P33">$7-bg6</text:p>
              <text:p text:style-name="P33">$7-bg7</text:p>
              <text:p text:style-name="P31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µ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3">$7-m00</text:p>
              <text:p text:style-name="P33">$7-m01</text:p>
              <text:p text:style-name="P33">$7-m02</text:p>
              <text:p text:style-name="P33">$7-m03</text:p>
              <text:p text:style-name="P33">$7-m04</text:p>
              <text:p text:style-name="P33">$7-m05</text:p>
              <text:p text:style-name="P33">$7-m06</text:p>
              <text:p text:style-name="P33">$7-m07</text:p>
              <text:p text:style-name="P33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20">±<text:span text:style-name="T13">30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3">$7-m11</text:p>
              <text:p text:style-name="P33">$7-m12</text:p>
              <text:p text:style-name="P33">$7-m13</text:p>
              <text:p text:style-name="P33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20">±<text:span text:style-name="T13">15</text:span></text:p>
          </table:table-cell>
        </table:table-row>
        <table:table-row>
          <table:table-cell table:style-name="t7.A3" office:value-type="string">
            <text:p text:style-name="P12">800<text:span text:style-name="T13">.</text:span>0 mSv/h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3">$7-m21</text:p>
              <text:p text:style-name="P33">$7-m22</text:p>
              <text:p text:style-name="P33">$7-m23</text:p>
              <text:p text:style-name="P33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20">±<text:span text:style-name="T13">15</text:span></text:p>
          </table:table-cell>
        </table:table-row>
        <table:table-row>
          <table:table-cell table:style-name="t7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7.B7" office:value-type="string">
            <text:p text:style-name="P13">$7-n<text:span text:style-name="T13">3</text:span></text:p>
          </table:table-cell>
          <table:table-cell table:style-name="t7.B7" office:value-type="string">
            <text:p text:style-name="P13">$7-d<text:span text:style-name="T13">3</text:span></text:p>
          </table:table-cell>
          <table:table-cell table:style-name="t7.D7" office:value-type="string">
            <text:section text:style-name="Sect1" text:name="Раздел35">
              <text:p text:style-name="P3">$7-<text:span text:style-name="T13">m30</text:span></text:p>
              <text:p text:style-name="P33">$7-<text:span text:style-name="T13">m31</text:span></text:p>
              <text:p text:style-name="P33">$7-<text:span text:style-name="T13">m32</text:span></text:p>
              <text:p text:style-name="P33">$7-<text:span text:style-name="T13">m33</text:span></text:p>
              <text:p text:style-name="P33">$7-<text:span text:style-name="T13">m34</text:span></text:p>
            </text:section>
          </table:table-cell>
          <table:table-cell table:style-name="t7.B7" office:value-type="string">
            <text:p text:style-name="P13">$7-av<text:span text:style-name="T13">3</text:span></text:p>
          </table:table-cell>
          <table:table-cell table:style-name="t7.B7" office:value-type="string">
            <text:p text:style-name="P13">$7-o<text:span text:style-name="T13">3</text:span></text:p>
          </table:table-cell>
          <table:table-cell table:style-name="t7.B7" office:value-type="string">
            <text:p text:style-name="P13">$7-q<text:span text:style-name="T13">3</text:span></text:p>
          </table:table-cell>
          <table:table-cell table:style-name="t7.B7" office:value-type="string">
            <text:p text:style-name="P13">$7-do<text:span text:style-name="T13">3</text:span></text:p>
          </table:table-cell>
          <table:table-cell table:style-name="t7.I7" office:value-type="string">
            <text:p text:style-name="P20">±<text:span text:style-name="T13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2"><text:span text:style-name="T6">AT3509B (</text:span><text:span text:style-name="T43">γ</text:span><text:span text:style-name="T6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7.B2" table:number-rows-spanned="2" office:value-type="string">
            <text:p text:style-name="P49">Radiation source <text:s/>number</text:p>
          </table:table-cell>
          <table:table-cell table:style-name="s7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7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s7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7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1"><text:span text:style-name="T4">H</text:span><text:span text:style-name="T18">pi</text:span></text:p>
          </table:table-cell>
          <table:table-cell table:style-name="s7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7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7.B4" office:value-type="string">
            <text:p text:style-name="P13">$7-<text:span text:style-name="T3">dn_</text:span><text:span text:style-name="T13">3</text:span></text:p>
          </table:table-cell>
          <table:table-cell table:style-name="s7.B4" office:value-type="string">
            <text:p text:style-name="P19"><text:s text:c="2"/>$7-<text:span text:style-name="T3">dd_</text:span><text:span text:style-name="T13">3</text:span> <text:s/></text:p>
            <text:p text:style-name="P22">360s</text:p>
          </table:table-cell>
          <table:table-cell table:style-name="s7.B4" office:value-type="string">
            <text:p text:style-name="P13">$7-d_dev<text:span text:style-name="T3">_</text:span><text:span text:style-name="T13">3</text:span></text:p>
          </table:table-cell>
          <table:table-cell table:style-name="s7.B4" office:value-type="string">
            <text:p text:style-name="P13">$7-dose<text:span text:style-name="T3">_</text:span><text:span text:style-name="T13">3</text:span></text:p>
          </table:table-cell>
          <table:table-cell table:style-name="s7.B4" office:value-type="string">
            <text:p text:style-name="P13">$7-d_res<text:span text:style-name="T3">_</text:span><text:span text:style-name="T13">3</text:span></text:p>
          </table:table-cell>
          <table:table-cell table:style-name="s7.B4" office:value-type="string">
            <text:p text:style-name="P13">$7-o_pog<text:span text:style-name="T3">_</text:span><text:span text:style-name="T13">3</text:span></text:p>
          </table:table-cell>
          <table:table-cell table:style-name="s7.B4" office:value-type="string">
            <text:p text:style-name="P13">$7-d_gran<text:span text:style-name="T3">_</text:span><text:span text:style-name="T13">3</text:span></text:p>
          </table:table-cell>
          <table:table-cell table:style-name="s7.I4" office:value-type="string">
            <text:p text:style-name="P12">±<text:span text:style-name="T13">15</text:span></text:p>
          </table:table-cell>
        </table:table-row>
        <table:table-row>
          <table:table-cell table:style-name="s7.A4" office:value-type="string">
            <text:p text:style-name="P12">4.0 mSv/h<text:line-break/><text:span text:style-name="T3">Hp(10)</text:span></text:p>
          </table:table-cell>
          <table:table-cell table:style-name="s7.B4" office:value-type="string">
            <text:p text:style-name="P13">$7-<text:span text:style-name="T3">dn</text:span></text:p>
          </table:table-cell>
          <table:table-cell table:style-name="s7.B4" office:value-type="string">
            <text:p text:style-name="P19"><text:s text:c="2"/>$7-<text:span text:style-name="T3">dd</text:span> <text:s/></text:p>
            <text:p text:style-name="P17">180s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13">15</text:span></text:p>
          </table:table-cell>
        </table:table-row>
        <table:table-row>
          <table:table-cell table:style-name="s7.A6" office:value-type="string">
            <text:p text:style-name="P12">4.0 <text:span text:style-name="T13">µSv/h</text:span></text:p>
            <text:p text:style-name="P15">Hp(0.07)</text:p>
          </table:table-cell>
          <table:table-cell table:style-name="s7.B6" office:value-type="string">
            <text:p text:style-name="P13">$7-<text:span text:style-name="T3">dn_2</text:span></text:p>
          </table:table-cell>
          <table:table-cell table:style-name="s7.B6" office:value-type="string">
            <text:p text:style-name="P19"><text:s text:c="2"/>$7-<text:span text:style-name="T3">dd_2</text:span> <text:s/></text:p>
            <text:p text:style-name="P17">360s</text:p>
          </table:table-cell>
          <table:table-cell table:style-name="s7.B6" office:value-type="string">
            <text:p text:style-name="P13">$7-d_dev_<text:span text:style-name="T3">2</text:span></text:p>
          </table:table-cell>
          <table:table-cell table:style-name="s7.B6" office:value-type="string">
            <text:p text:style-name="P13">$7-dose_<text:span text:style-name="T3">2</text:span></text:p>
          </table:table-cell>
          <table:table-cell table:style-name="s7.B6" office:value-type="string">
            <text:p text:style-name="P13">$7-d_res_<text:span text:style-name="T3">2</text:span></text:p>
          </table:table-cell>
          <table:table-cell table:style-name="s7.B6" office:value-type="string">
            <text:p text:style-name="P13">$7-o_pog_<text:span text:style-name="T3">2</text:span></text:p>
          </table:table-cell>
          <table:table-cell table:style-name="s7.B6" office:value-type="string">
            <text:p text:style-name="P13">$7-d_gran_<text:span text:style-name="T3">2</text:span></text:p>
          </table:table-cell>
          <table:table-cell table:style-name="s7.I6" office:value-type="string">
            <text:p text:style-name="P12">±<text:span text:style-name="T13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2"><text:span text:style-name="T6">AT3509B (</text:span><text:span text:style-name="T43">γ</text:span><text:span text:style-name="T6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8.B2" office:value-type="string">
            <text:p text:style-name="P49">Radia-tion source <text:s/>number</text:p>
          </table:table-cell>
          <table:table-cell table:style-name="t8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8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39">*</text:span><text:span text:style-name="T18">i</text:span></text:p>
          </table:table-cell>
          <table:table-cell table:style-name="t8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8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t8.B2" office:value-type="string">
            <text:p text:style-name="P21"><text:span text:style-name="T40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8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8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8.A3" office:value-type="string">
            <text:p text:style-name="P31">Фон</text:p>
          </table:table-cell>
          <table:table-cell table:style-name="t8.B3" office:value-type="string">
            <text:p text:style-name="P33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3">$8-bg0</text:p>
              <text:p text:style-name="P33">$8-bg1</text:p>
              <text:p text:style-name="P33">$8-bg2</text:p>
              <text:p text:style-name="P33">$8-bg3</text:p>
              <text:p text:style-name="P33">$8-bg4</text:p>
              <text:p text:style-name="P33">$8-bg5</text:p>
              <text:p text:style-name="P33">$8-bg6</text:p>
              <text:p text:style-name="P33">$8-bg7</text:p>
              <text:p text:style-name="P31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µ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3">$8-m00</text:p>
              <text:p text:style-name="P33">$8-m01</text:p>
              <text:p text:style-name="P33">$8-m02</text:p>
              <text:p text:style-name="P33">$8-m03</text:p>
              <text:p text:style-name="P33">$8-m04</text:p>
              <text:p text:style-name="P33">$8-m05</text:p>
              <text:p text:style-name="P33">$8-m06</text:p>
              <text:p text:style-name="P33">$8-m07</text:p>
              <text:p text:style-name="P33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20">±<text:span text:style-name="T13">30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3">$8-m11</text:p>
              <text:p text:style-name="P33">$8-m12</text:p>
              <text:p text:style-name="P33">$8-m13</text:p>
              <text:p text:style-name="P33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20">±<text:span text:style-name="T13">15</text:span></text:p>
          </table:table-cell>
        </table:table-row>
        <table:table-row>
          <table:table-cell table:style-name="t8.A3" office:value-type="string">
            <text:p text:style-name="P12">800<text:span text:style-name="T13">.</text:span>0 mSv/h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3">$8-m21</text:p>
              <text:p text:style-name="P33">$8-m22</text:p>
              <text:p text:style-name="P33">$8-m23</text:p>
              <text:p text:style-name="P33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20">±<text:span text:style-name="T13">15</text:span></text:p>
          </table:table-cell>
        </table:table-row>
        <table:table-row>
          <table:table-cell table:style-name="t8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8.B7" office:value-type="string">
            <text:p text:style-name="P13">$8-n<text:span text:style-name="T13">3</text:span></text:p>
          </table:table-cell>
          <table:table-cell table:style-name="t8.B7" office:value-type="string">
            <text:p text:style-name="P13">$8-d<text:span text:style-name="T13">3</text:span></text:p>
          </table:table-cell>
          <table:table-cell table:style-name="t8.D7" office:value-type="string">
            <text:section text:style-name="Sect1" text:name="Раздел40">
              <text:p text:style-name="P3">$8-<text:span text:style-name="T13">m30</text:span></text:p>
              <text:p text:style-name="P33">$8-<text:span text:style-name="T13">m31</text:span></text:p>
              <text:p text:style-name="P33">$8-<text:span text:style-name="T13">m32</text:span></text:p>
              <text:p text:style-name="P33">$8-<text:span text:style-name="T13">m33</text:span></text:p>
              <text:p text:style-name="P33">$8-<text:span text:style-name="T13">m34</text:span></text:p>
            </text:section>
          </table:table-cell>
          <table:table-cell table:style-name="t8.B7" office:value-type="string">
            <text:p text:style-name="P13">$8-av<text:span text:style-name="T13">3</text:span></text:p>
          </table:table-cell>
          <table:table-cell table:style-name="t8.B7" office:value-type="string">
            <text:p text:style-name="P13">$8-o<text:span text:style-name="T13">3</text:span></text:p>
          </table:table-cell>
          <table:table-cell table:style-name="t8.B7" office:value-type="string">
            <text:p text:style-name="P13">$8-q<text:span text:style-name="T13">3</text:span></text:p>
          </table:table-cell>
          <table:table-cell table:style-name="t8.B7" office:value-type="string">
            <text:p text:style-name="P13">$8-do<text:span text:style-name="T13">3</text:span></text:p>
          </table:table-cell>
          <table:table-cell table:style-name="t8.I7" office:value-type="string">
            <text:p text:style-name="P20">±<text:span text:style-name="T13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2"><text:span text:style-name="T6">AT3509B (</text:span><text:span text:style-name="T43">γ</text:span><text:span text:style-name="T6">) s/n: </text:span><text:span text:style-name="T9"><text:s/></text:span><text:span text:style-name="T6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8.B2" table:number-rows-spanned="2" office:value-type="string">
            <text:p text:style-name="P49">Radiation source <text:s/>number</text:p>
          </table:table-cell>
          <table:table-cell table:style-name="s8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8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s8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8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1"><text:span text:style-name="T4">H</text:span><text:span text:style-name="T18">pi</text:span></text:p>
          </table:table-cell>
          <table:table-cell table:style-name="s8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8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8.B4" office:value-type="string">
            <text:p text:style-name="P13">$8-<text:span text:style-name="T3">dn_</text:span><text:span text:style-name="T13">3</text:span></text:p>
          </table:table-cell>
          <table:table-cell table:style-name="s8.B4" office:value-type="string">
            <text:p text:style-name="P19"><text:s text:c="2"/>$8-<text:span text:style-name="T3">dd_</text:span><text:span text:style-name="T13">3</text:span> <text:s/></text:p>
            <text:p text:style-name="P22">360s</text:p>
          </table:table-cell>
          <table:table-cell table:style-name="s8.B4" office:value-type="string">
            <text:p text:style-name="P13">$8-d_dev<text:span text:style-name="T3">_</text:span><text:span text:style-name="T13">3</text:span></text:p>
          </table:table-cell>
          <table:table-cell table:style-name="s8.B4" office:value-type="string">
            <text:p text:style-name="P13">$8-dose<text:span text:style-name="T3">_</text:span><text:span text:style-name="T13">3</text:span></text:p>
          </table:table-cell>
          <table:table-cell table:style-name="s8.B4" office:value-type="string">
            <text:p text:style-name="P13">$8-d_res<text:span text:style-name="T3">_</text:span><text:span text:style-name="T13">3</text:span></text:p>
          </table:table-cell>
          <table:table-cell table:style-name="s8.B4" office:value-type="string">
            <text:p text:style-name="P13">$8-o_pog<text:span text:style-name="T3">_</text:span><text:span text:style-name="T13">3</text:span></text:p>
          </table:table-cell>
          <table:table-cell table:style-name="s8.B4" office:value-type="string">
            <text:p text:style-name="P13">$8-d_gran<text:span text:style-name="T3">_</text:span><text:span text:style-name="T13">3</text:span></text:p>
          </table:table-cell>
          <table:table-cell table:style-name="s8.I4" office:value-type="string">
            <text:p text:style-name="P12">±<text:span text:style-name="T13">15</text:span></text:p>
          </table:table-cell>
        </table:table-row>
        <table:table-row>
          <table:table-cell table:style-name="s8.A4" office:value-type="string">
            <text:p text:style-name="P12">4.0 mSv/h<text:line-break/><text:span text:style-name="T3">Hp(10)</text:span></text:p>
          </table:table-cell>
          <table:table-cell table:style-name="s8.B4" office:value-type="string">
            <text:p text:style-name="P13">$8-<text:span text:style-name="T3">dn</text:span></text:p>
          </table:table-cell>
          <table:table-cell table:style-name="s8.B4" office:value-type="string">
            <text:p text:style-name="P19"><text:s text:c="2"/>$8-<text:span text:style-name="T3">dd</text:span> <text:s/></text:p>
            <text:p text:style-name="P17">180s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13">15</text:span></text:p>
          </table:table-cell>
        </table:table-row>
        <table:table-row>
          <table:table-cell table:style-name="s8.A6" office:value-type="string">
            <text:p text:style-name="P12">4.0 <text:span text:style-name="T13">µSv/h</text:span></text:p>
            <text:p text:style-name="P15">Hp(0.07)</text:p>
          </table:table-cell>
          <table:table-cell table:style-name="s8.B6" office:value-type="string">
            <text:p text:style-name="P13">$8-<text:span text:style-name="T3">dn_2</text:span></text:p>
          </table:table-cell>
          <table:table-cell table:style-name="s8.B6" office:value-type="string">
            <text:p text:style-name="P19"><text:s text:c="2"/>$8-<text:span text:style-name="T3">dd_2</text:span> <text:s/></text:p>
            <text:p text:style-name="P17">360s</text:p>
          </table:table-cell>
          <table:table-cell table:style-name="s8.B6" office:value-type="string">
            <text:p text:style-name="P13">$8-d_dev_<text:span text:style-name="T3">2</text:span></text:p>
          </table:table-cell>
          <table:table-cell table:style-name="s8.B6" office:value-type="string">
            <text:p text:style-name="P13">$8-dose_<text:span text:style-name="T3">2</text:span></text:p>
          </table:table-cell>
          <table:table-cell table:style-name="s8.B6" office:value-type="string">
            <text:p text:style-name="P13">$8-d_res_<text:span text:style-name="T3">2</text:span></text:p>
          </table:table-cell>
          <table:table-cell table:style-name="s8.B6" office:value-type="string">
            <text:p text:style-name="P13">$8-o_pog_<text:span text:style-name="T3">2</text:span></text:p>
          </table:table-cell>
          <table:table-cell table:style-name="s8.B6" office:value-type="string">
            <text:p text:style-name="P13">$8-d_gran_<text:span text:style-name="T3">2</text:span></text:p>
          </table:table-cell>
          <table:table-cell table:style-name="s8.I6" office:value-type="string">
            <text:p text:style-name="P12">±<text:span text:style-name="T13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2"><text:span text:style-name="T6">AT3509B (</text:span><text:span text:style-name="T43">γ</text:span><text:span text:style-name="T6">) s/n:</text:span><text:span text:style-name="T9"> </text:span><text:span text:style-name="T6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9.B2" office:value-type="string">
            <text:p text:style-name="P49">Radia-tion source <text:s/>number</text:p>
          </table:table-cell>
          <table:table-cell table:style-name="t9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9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39">*</text:span><text:span text:style-name="T18">i</text:span></text:p>
          </table:table-cell>
          <table:table-cell table:style-name="t9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9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t9.B2" office:value-type="string">
            <text:p text:style-name="P21"><text:span text:style-name="T40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9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9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9.A3" office:value-type="string">
            <text:p text:style-name="P31">Фон</text:p>
          </table:table-cell>
          <table:table-cell table:style-name="t9.B3" office:value-type="string">
            <text:p text:style-name="P33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3">$9-bg0</text:p>
              <text:p text:style-name="P33">$9-bg1</text:p>
              <text:p text:style-name="P33">$9-bg2</text:p>
              <text:p text:style-name="P33">$9-bg3</text:p>
              <text:p text:style-name="P33">$9-bg4</text:p>
              <text:p text:style-name="P33">$9-bg5</text:p>
              <text:p text:style-name="P33">$9-bg6</text:p>
              <text:p text:style-name="P33">$9-bg7</text:p>
              <text:p text:style-name="P31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µ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3">$9-m00</text:p>
              <text:p text:style-name="P33">$9-m01</text:p>
              <text:p text:style-name="P33">$9-m02</text:p>
              <text:p text:style-name="P33">$9-m03</text:p>
              <text:p text:style-name="P33">$9-m04</text:p>
              <text:p text:style-name="P33">$9-m05</text:p>
              <text:p text:style-name="P33">$9-m06</text:p>
              <text:p text:style-name="P33">$9-m07</text:p>
              <text:p text:style-name="P33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20">±<text:span text:style-name="T13">30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3">$9-m11</text:p>
              <text:p text:style-name="P33">$9-m12</text:p>
              <text:p text:style-name="P33">$9-m13</text:p>
              <text:p text:style-name="P33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20">±<text:span text:style-name="T13">15</text:span></text:p>
          </table:table-cell>
        </table:table-row>
        <table:table-row>
          <table:table-cell table:style-name="t9.A3" office:value-type="string">
            <text:p text:style-name="P12">800<text:span text:style-name="T13">.</text:span>0 mSv/h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3">$9-m21</text:p>
              <text:p text:style-name="P33">$9-m22</text:p>
              <text:p text:style-name="P33">$9-m23</text:p>
              <text:p text:style-name="P33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20">±<text:span text:style-name="T13">15</text:span></text:p>
          </table:table-cell>
        </table:table-row>
        <table:table-row>
          <table:table-cell table:style-name="t9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9.B7" office:value-type="string">
            <text:p text:style-name="P13">$9-n<text:span text:style-name="T13">3</text:span></text:p>
          </table:table-cell>
          <table:table-cell table:style-name="t9.B7" office:value-type="string">
            <text:p text:style-name="P13">$9-d<text:span text:style-name="T13">3</text:span></text:p>
          </table:table-cell>
          <table:table-cell table:style-name="t9.D7" office:value-type="string">
            <text:section text:style-name="Sect1" text:name="Раздел45">
              <text:p text:style-name="P3">$9-<text:span text:style-name="T13">m30</text:span></text:p>
              <text:p text:style-name="P33">$9-<text:span text:style-name="T13">m31</text:span></text:p>
              <text:p text:style-name="P33">$9-<text:span text:style-name="T13">m32</text:span></text:p>
              <text:p text:style-name="P33">$9-<text:span text:style-name="T13">m33</text:span></text:p>
              <text:p text:style-name="P33">$9-<text:span text:style-name="T13">m34</text:span></text:p>
            </text:section>
          </table:table-cell>
          <table:table-cell table:style-name="t9.B7" office:value-type="string">
            <text:p text:style-name="P13">$9-av<text:span text:style-name="T13">3</text:span></text:p>
          </table:table-cell>
          <table:table-cell table:style-name="t9.B7" office:value-type="string">
            <text:p text:style-name="P13">$9-o<text:span text:style-name="T13">3</text:span></text:p>
          </table:table-cell>
          <table:table-cell table:style-name="t9.B7" office:value-type="string">
            <text:p text:style-name="P13">$9-q<text:span text:style-name="T13">3</text:span></text:p>
          </table:table-cell>
          <table:table-cell table:style-name="t9.B7" office:value-type="string">
            <text:p text:style-name="P13">$9-do<text:span text:style-name="T13">3</text:span></text:p>
          </table:table-cell>
          <table:table-cell table:style-name="t9.I7" office:value-type="string">
            <text:p text:style-name="P20">±<text:span text:style-name="T13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2"><text:span text:style-name="T6">AT3509B (</text:span><text:span text:style-name="T43">γ</text:span><text:span text:style-name="T6">) s/n: </text:span><text:span text:style-name="T9"><text:s/></text:span><text:span text:style-name="T6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9.B2" table:number-rows-spanned="2" office:value-type="string">
            <text:p text:style-name="P49">Radiation source <text:s/>number</text:p>
          </table:table-cell>
          <table:table-cell table:style-name="s9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9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s9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9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1"><text:span text:style-name="T4">H</text:span><text:span text:style-name="T18">pi</text:span></text:p>
          </table:table-cell>
          <table:table-cell table:style-name="s9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9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9.B4" office:value-type="string">
            <text:p text:style-name="P13">$9-<text:span text:style-name="T3">dn_</text:span><text:span text:style-name="T13">3</text:span></text:p>
          </table:table-cell>
          <table:table-cell table:style-name="s9.B4" office:value-type="string">
            <text:p text:style-name="P19"><text:s text:c="2"/>$9-<text:span text:style-name="T3">dd_</text:span><text:span text:style-name="T13">3</text:span> <text:s/></text:p>
            <text:p text:style-name="P22">360s</text:p>
          </table:table-cell>
          <table:table-cell table:style-name="s9.B4" office:value-type="string">
            <text:p text:style-name="P13">$9-d_dev<text:span text:style-name="T3">_</text:span><text:span text:style-name="T13">3</text:span></text:p>
          </table:table-cell>
          <table:table-cell table:style-name="s9.B4" office:value-type="string">
            <text:p text:style-name="P13">$9-dose<text:span text:style-name="T3">_</text:span><text:span text:style-name="T13">3</text:span></text:p>
          </table:table-cell>
          <table:table-cell table:style-name="s9.B4" office:value-type="string">
            <text:p text:style-name="P13">$9-d_res<text:span text:style-name="T3">_</text:span><text:span text:style-name="T13">3</text:span></text:p>
          </table:table-cell>
          <table:table-cell table:style-name="s9.B4" office:value-type="string">
            <text:p text:style-name="P13">$9-o_pog<text:span text:style-name="T3">_</text:span><text:span text:style-name="T13">3</text:span></text:p>
          </table:table-cell>
          <table:table-cell table:style-name="s9.B4" office:value-type="string">
            <text:p text:style-name="P13">$9-d_gran<text:span text:style-name="T3">_</text:span><text:span text:style-name="T13">3</text:span></text:p>
          </table:table-cell>
          <table:table-cell table:style-name="s9.I4" office:value-type="string">
            <text:p text:style-name="P12">±<text:span text:style-name="T13">15</text:span></text:p>
          </table:table-cell>
        </table:table-row>
        <table:table-row>
          <table:table-cell table:style-name="s9.A4" office:value-type="string">
            <text:p text:style-name="P12">4.0 mSv/h<text:line-break/><text:span text:style-name="T3">Hp(10)</text:span></text:p>
          </table:table-cell>
          <table:table-cell table:style-name="s9.B4" office:value-type="string">
            <text:p text:style-name="P13">$9-<text:span text:style-name="T3">dn</text:span></text:p>
          </table:table-cell>
          <table:table-cell table:style-name="s9.B4" office:value-type="string">
            <text:p text:style-name="P19"><text:s text:c="2"/>$9-<text:span text:style-name="T3">dd</text:span> <text:s/></text:p>
            <text:p text:style-name="P17">180s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13">15</text:span></text:p>
          </table:table-cell>
        </table:table-row>
        <table:table-row>
          <table:table-cell table:style-name="s9.A6" office:value-type="string">
            <text:p text:style-name="P12">4.0 <text:span text:style-name="T13">µSv/h</text:span></text:p>
            <text:p text:style-name="P15">Hp(0.07)</text:p>
          </table:table-cell>
          <table:table-cell table:style-name="s9.B6" office:value-type="string">
            <text:p text:style-name="P13">$9-<text:span text:style-name="T3">dn_2</text:span></text:p>
          </table:table-cell>
          <table:table-cell table:style-name="s9.B6" office:value-type="string">
            <text:p text:style-name="P19"><text:s text:c="2"/>$9-<text:span text:style-name="T3">dd_2</text:span> <text:s/></text:p>
            <text:p text:style-name="P17">360s</text:p>
          </table:table-cell>
          <table:table-cell table:style-name="s9.B6" office:value-type="string">
            <text:p text:style-name="P13">$9-d_dev_<text:span text:style-name="T3">2</text:span></text:p>
          </table:table-cell>
          <table:table-cell table:style-name="s9.B6" office:value-type="string">
            <text:p text:style-name="P13">$9-dose_<text:span text:style-name="T3">2</text:span></text:p>
          </table:table-cell>
          <table:table-cell table:style-name="s9.B6" office:value-type="string">
            <text:p text:style-name="P13">$9-d_res_<text:span text:style-name="T3">2</text:span></text:p>
          </table:table-cell>
          <table:table-cell table:style-name="s9.B6" office:value-type="string">
            <text:p text:style-name="P13">$9-o_pog_<text:span text:style-name="T3">2</text:span></text:p>
          </table:table-cell>
          <table:table-cell table:style-name="s9.B6" office:value-type="string">
            <text:p text:style-name="P13">$9-d_gran_<text:span text:style-name="T3">2</text:span></text:p>
          </table:table-cell>
          <table:table-cell table:style-name="s9.I6" office:value-type="string">
            <text:p text:style-name="P12">±<text:span text:style-name="T13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2"><text:span text:style-name="T6">AT3509B (</text:span><text:span text:style-name="T43">γ</text:span><text:span text:style-name="T6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0.B2" office:value-type="string">
            <text:p text:style-name="P49">Radia-tion source <text:s/>number</text:p>
          </table:table-cell>
          <table:table-cell table:style-name="t10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0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39">*</text:span><text:span text:style-name="T18">i</text:span></text:p>
          </table:table-cell>
          <table:table-cell table:style-name="t10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10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t10.B2" office:value-type="string">
            <text:p text:style-name="P21"><text:span text:style-name="T40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0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0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0.A3" office:value-type="string">
            <text:p text:style-name="P31">Фон</text:p>
          </table:table-cell>
          <table:table-cell table:style-name="t10.B3" office:value-type="string">
            <text:p text:style-name="P33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3">$10-bg0</text:p>
              <text:p text:style-name="P33">$10-bg1</text:p>
              <text:p text:style-name="P33">$10-bg2</text:p>
              <text:p text:style-name="P33">$10-bg3</text:p>
              <text:p text:style-name="P33">$10-bg4</text:p>
              <text:p text:style-name="P33">$10-bg5</text:p>
              <text:p text:style-name="P33">$10-bg6</text:p>
              <text:p text:style-name="P33">$10-bg7</text:p>
              <text:p text:style-name="P31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µ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3">$10-m00</text:p>
              <text:p text:style-name="P33">$10-m01</text:p>
              <text:p text:style-name="P33">$10-m02</text:p>
              <text:p text:style-name="P33">$10-m03</text:p>
              <text:p text:style-name="P33">$10-m04</text:p>
              <text:p text:style-name="P33">$10-m05</text:p>
              <text:p text:style-name="P33">$10-m06</text:p>
              <text:p text:style-name="P33">$10-m07</text:p>
              <text:p text:style-name="P33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20">±<text:span text:style-name="T13">30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3">$10-m11</text:p>
              <text:p text:style-name="P33">$10-m12</text:p>
              <text:p text:style-name="P33">$10-m13</text:p>
              <text:p text:style-name="P33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20">±<text:span text:style-name="T13">15</text:span></text:p>
          </table:table-cell>
        </table:table-row>
        <table:table-row>
          <table:table-cell table:style-name="t10.A3" office:value-type="string">
            <text:p text:style-name="P12">800<text:span text:style-name="T13">.</text:span>0 mSv/h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3">$10-m21</text:p>
              <text:p text:style-name="P33">$10-m22</text:p>
              <text:p text:style-name="P33">$10-m23</text:p>
              <text:p text:style-name="P33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20">±<text:span text:style-name="T13">15</text:span></text:p>
          </table:table-cell>
        </table:table-row>
        <table:table-row>
          <table:table-cell table:style-name="t10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10.B7" office:value-type="string">
            <text:p text:style-name="P13">$10-n<text:span text:style-name="T13">3</text:span></text:p>
          </table:table-cell>
          <table:table-cell table:style-name="t10.B7" office:value-type="string">
            <text:p text:style-name="P13">$10-d<text:span text:style-name="T13">3</text:span></text:p>
          </table:table-cell>
          <table:table-cell table:style-name="t10.D7" office:value-type="string">
            <text:section text:style-name="Sect1" text:name="Раздел50">
              <text:p text:style-name="P3">$10-<text:span text:style-name="T13">m30</text:span></text:p>
              <text:p text:style-name="P33">$10-<text:span text:style-name="T13">m31</text:span></text:p>
              <text:p text:style-name="P33">$10-<text:span text:style-name="T13">m32</text:span></text:p>
              <text:p text:style-name="P33">$10-<text:span text:style-name="T13">m33</text:span></text:p>
              <text:p text:style-name="P33">$10-<text:span text:style-name="T13">m34</text:span></text:p>
            </text:section>
          </table:table-cell>
          <table:table-cell table:style-name="t10.B7" office:value-type="string">
            <text:p text:style-name="P13">$10-av<text:span text:style-name="T13">3</text:span></text:p>
          </table:table-cell>
          <table:table-cell table:style-name="t10.B7" office:value-type="string">
            <text:p text:style-name="P13">$10-o<text:span text:style-name="T13">3</text:span></text:p>
          </table:table-cell>
          <table:table-cell table:style-name="t10.B7" office:value-type="string">
            <text:p text:style-name="P13">$10-q<text:span text:style-name="T13">3</text:span></text:p>
          </table:table-cell>
          <table:table-cell table:style-name="t10.B7" office:value-type="string">
            <text:p text:style-name="P13">$10-do<text:span text:style-name="T13">3</text:span></text:p>
          </table:table-cell>
          <table:table-cell table:style-name="t10.I7" office:value-type="string">
            <text:p text:style-name="P20">±<text:span text:style-name="T13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2"><text:span text:style-name="T6">AT3509B (</text:span><text:span text:style-name="T43">γ</text:span><text:span text:style-name="T6">) s/n: </text:span><text:span text:style-name="T9"><text:s/></text:span><text:span text:style-name="T6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10.B2" table:number-rows-spanned="2" office:value-type="string">
            <text:p text:style-name="P49">Radiation source <text:s/>number</text:p>
          </table:table-cell>
          <table:table-cell table:style-name="s10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10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s10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0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1"><text:span text:style-name="T4">H</text:span><text:span text:style-name="T18">pi</text:span></text:p>
          </table:table-cell>
          <table:table-cell table:style-name="s10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10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10.B4" office:value-type="string">
            <text:p text:style-name="P13">$10-<text:span text:style-name="T3">dn_</text:span><text:span text:style-name="T13">3</text:span></text:p>
          </table:table-cell>
          <table:table-cell table:style-name="s10.B4" office:value-type="string">
            <text:p text:style-name="P19"><text:s text:c="2"/>$10-<text:span text:style-name="T3">dd_</text:span><text:span text:style-name="T13">3</text:span> <text:s/></text:p>
            <text:p text:style-name="P22">360s</text:p>
          </table:table-cell>
          <table:table-cell table:style-name="s10.B4" office:value-type="string">
            <text:p text:style-name="P13">$10-d_dev<text:span text:style-name="T3">_</text:span><text:span text:style-name="T13">3</text:span></text:p>
          </table:table-cell>
          <table:table-cell table:style-name="s10.B4" office:value-type="string">
            <text:p text:style-name="P13">$10-dose<text:span text:style-name="T3">_</text:span><text:span text:style-name="T13">3</text:span></text:p>
          </table:table-cell>
          <table:table-cell table:style-name="s10.B4" office:value-type="string">
            <text:p text:style-name="P13">$10-d_res<text:span text:style-name="T3">_</text:span><text:span text:style-name="T13">3</text:span></text:p>
          </table:table-cell>
          <table:table-cell table:style-name="s10.B4" office:value-type="string">
            <text:p text:style-name="P13">$10-o_pog<text:span text:style-name="T3">_</text:span><text:span text:style-name="T13">3</text:span></text:p>
          </table:table-cell>
          <table:table-cell table:style-name="s10.B4" office:value-type="string">
            <text:p text:style-name="P13">$10-d_gran<text:span text:style-name="T3">_</text:span><text:span text:style-name="T13">3</text:span></text:p>
          </table:table-cell>
          <table:table-cell table:style-name="s10.I4" office:value-type="string">
            <text:p text:style-name="P12">±<text:span text:style-name="T13">15</text:span></text:p>
          </table:table-cell>
        </table:table-row>
        <table:table-row>
          <table:table-cell table:style-name="s10.A4" office:value-type="string">
            <text:p text:style-name="P12">4.0 mSv/h<text:line-break/><text:span text:style-name="T3">Hp(10)</text:span></text:p>
          </table:table-cell>
          <table:table-cell table:style-name="s10.B4" office:value-type="string">
            <text:p text:style-name="P13">$10-<text:span text:style-name="T3">dn</text:span></text:p>
          </table:table-cell>
          <table:table-cell table:style-name="s10.B4" office:value-type="string">
            <text:p text:style-name="P19"><text:s text:c="2"/>$10-<text:span text:style-name="T3">dd</text:span> <text:s/></text:p>
            <text:p text:style-name="P17">180s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13">15</text:span></text:p>
          </table:table-cell>
        </table:table-row>
        <table:table-row>
          <table:table-cell table:style-name="s10.A6" office:value-type="string">
            <text:p text:style-name="P12">4.0 <text:span text:style-name="T13">µSv/h</text:span></text:p>
            <text:p text:style-name="P15">Hp(0.07)</text:p>
          </table:table-cell>
          <table:table-cell table:style-name="s10.B6" office:value-type="string">
            <text:p text:style-name="P13">$10-<text:span text:style-name="T3">dn_2</text:span></text:p>
          </table:table-cell>
          <table:table-cell table:style-name="s10.B6" office:value-type="string">
            <text:p text:style-name="P19"><text:s text:c="2"/>$10-<text:span text:style-name="T3">dd_2</text:span> <text:s/></text:p>
            <text:p text:style-name="P17">360s</text:p>
          </table:table-cell>
          <table:table-cell table:style-name="s10.B6" office:value-type="string">
            <text:p text:style-name="P13">$10-d_dev_<text:span text:style-name="T3">2</text:span></text:p>
          </table:table-cell>
          <table:table-cell table:style-name="s10.B6" office:value-type="string">
            <text:p text:style-name="P13">$10-dose_<text:span text:style-name="T3">2</text:span></text:p>
          </table:table-cell>
          <table:table-cell table:style-name="s10.B6" office:value-type="string">
            <text:p text:style-name="P13">$10-d_res_<text:span text:style-name="T3">2</text:span></text:p>
          </table:table-cell>
          <table:table-cell table:style-name="s10.B6" office:value-type="string">
            <text:p text:style-name="P13">$10-o_pog_<text:span text:style-name="T3">2</text:span></text:p>
          </table:table-cell>
          <table:table-cell table:style-name="s10.B6" office:value-type="string">
            <text:p text:style-name="P13">$10-d_gran_<text:span text:style-name="T3">2</text:span></text:p>
          </table:table-cell>
          <table:table-cell table:style-name="s10.I6" office:value-type="string">
            <text:p text:style-name="P12">±<text:span text:style-name="T13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2"><text:span text:style-name="T6">AT3509B (</text:span><text:span text:style-name="T43">γ</text:span><text:span text:style-name="T6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1.B2" office:value-type="string">
            <text:p text:style-name="P49">Radia-tion source <text:s/>number</text:p>
          </table:table-cell>
          <table:table-cell table:style-name="t1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1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39">*</text:span><text:span text:style-name="T18">i</text:span></text:p>
          </table:table-cell>
          <table:table-cell table:style-name="t11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11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t11.B2" office:value-type="string">
            <text:p text:style-name="P21"><text:span text:style-name="T40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1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1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1.A3" office:value-type="string">
            <text:p text:style-name="P31">Фон</text:p>
          </table:table-cell>
          <table:table-cell table:style-name="t11.B3" office:value-type="string">
            <text:p text:style-name="P33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3">$11-bg0</text:p>
              <text:p text:style-name="P33">$11-bg1</text:p>
              <text:p text:style-name="P33">$11-bg2</text:p>
              <text:p text:style-name="P33">$11-bg3</text:p>
              <text:p text:style-name="P33">$11-bg4</text:p>
              <text:p text:style-name="P33">$11-bg5</text:p>
              <text:p text:style-name="P33">$11-bg6</text:p>
              <text:p text:style-name="P33">$11-bg7</text:p>
              <text:p text:style-name="P31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µ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3">$11-m00</text:p>
              <text:p text:style-name="P33">$11-m01</text:p>
              <text:p text:style-name="P33">$11-m02</text:p>
              <text:p text:style-name="P33">$11-m03</text:p>
              <text:p text:style-name="P33">$11-m04</text:p>
              <text:p text:style-name="P33">$11-m05</text:p>
              <text:p text:style-name="P33">$11-m06</text:p>
              <text:p text:style-name="P33">$11-m07</text:p>
              <text:p text:style-name="P33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20">±<text:span text:style-name="T13">30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3">$11-m11</text:p>
              <text:p text:style-name="P33">$11-m12</text:p>
              <text:p text:style-name="P33">$11-m13</text:p>
              <text:p text:style-name="P33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20">±<text:span text:style-name="T13">15</text:span></text:p>
          </table:table-cell>
        </table:table-row>
        <table:table-row>
          <table:table-cell table:style-name="t11.A3" office:value-type="string">
            <text:p text:style-name="P12">800<text:span text:style-name="T13">.</text:span>0 mSv/h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3">$11-m21</text:p>
              <text:p text:style-name="P33">$11-m22</text:p>
              <text:p text:style-name="P33">$11-m23</text:p>
              <text:p text:style-name="P33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20">±<text:span text:style-name="T13">15</text:span></text:p>
          </table:table-cell>
        </table:table-row>
        <table:table-row>
          <table:table-cell table:style-name="t11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11.B7" office:value-type="string">
            <text:p text:style-name="P13">$11-n<text:span text:style-name="T13">3</text:span></text:p>
          </table:table-cell>
          <table:table-cell table:style-name="t11.B7" office:value-type="string">
            <text:p text:style-name="P13">$11-d<text:span text:style-name="T13">3</text:span></text:p>
          </table:table-cell>
          <table:table-cell table:style-name="t11.D7" office:value-type="string">
            <text:section text:style-name="Sect1" text:name="Раздел55">
              <text:p text:style-name="P3">$11-<text:span text:style-name="T13">m30</text:span></text:p>
              <text:p text:style-name="P33">$11-<text:span text:style-name="T13">m31</text:span></text:p>
              <text:p text:style-name="P33">$11-<text:span text:style-name="T13">m32</text:span></text:p>
              <text:p text:style-name="P33">$11-<text:span text:style-name="T13">m33</text:span></text:p>
              <text:p text:style-name="P33">$11-<text:span text:style-name="T13">m34</text:span></text:p>
            </text:section>
          </table:table-cell>
          <table:table-cell table:style-name="t11.B7" office:value-type="string">
            <text:p text:style-name="P13">$11-av<text:span text:style-name="T13">3</text:span></text:p>
          </table:table-cell>
          <table:table-cell table:style-name="t11.B7" office:value-type="string">
            <text:p text:style-name="P13">$11-o<text:span text:style-name="T13">3</text:span></text:p>
          </table:table-cell>
          <table:table-cell table:style-name="t11.B7" office:value-type="string">
            <text:p text:style-name="P13">$11-q<text:span text:style-name="T13">3</text:span></text:p>
          </table:table-cell>
          <table:table-cell table:style-name="t11.B7" office:value-type="string">
            <text:p text:style-name="P13">$11-do<text:span text:style-name="T13">3</text:span></text:p>
          </table:table-cell>
          <table:table-cell table:style-name="t11.I7" office:value-type="string">
            <text:p text:style-name="P20">±<text:span text:style-name="T13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2"><text:span text:style-name="T6">AT3509B (</text:span><text:span text:style-name="T43">γ</text:span><text:span text:style-name="T6">) s/n: </text:span><text:span text:style-name="T9"><text:s/></text:span><text:span text:style-name="T6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11.B2" table:number-rows-spanned="2" office:value-type="string">
            <text:p text:style-name="P49">Radiation source <text:s/>number</text:p>
          </table:table-cell>
          <table:table-cell table:style-name="s11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1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s11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1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1"><text:span text:style-name="T4">H</text:span><text:span text:style-name="T18">pi</text:span></text:p>
          </table:table-cell>
          <table:table-cell table:style-name="s11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11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11.B4" office:value-type="string">
            <text:p text:style-name="P13">$11-<text:span text:style-name="T3">dn_</text:span><text:span text:style-name="T13">3</text:span></text:p>
          </table:table-cell>
          <table:table-cell table:style-name="s11.B4" office:value-type="string">
            <text:p text:style-name="P19"><text:s text:c="2"/>$11-<text:span text:style-name="T3">dd_</text:span><text:span text:style-name="T13">3</text:span> <text:s/></text:p>
            <text:p text:style-name="P22">360s</text:p>
          </table:table-cell>
          <table:table-cell table:style-name="s11.B4" office:value-type="string">
            <text:p text:style-name="P13">$11-d_dev<text:span text:style-name="T3">_</text:span><text:span text:style-name="T13">3</text:span></text:p>
          </table:table-cell>
          <table:table-cell table:style-name="s11.B4" office:value-type="string">
            <text:p text:style-name="P13">$11-dose<text:span text:style-name="T3">_</text:span><text:span text:style-name="T13">3</text:span></text:p>
          </table:table-cell>
          <table:table-cell table:style-name="s11.B4" office:value-type="string">
            <text:p text:style-name="P13">$11-d_res<text:span text:style-name="T3">_</text:span><text:span text:style-name="T13">3</text:span></text:p>
          </table:table-cell>
          <table:table-cell table:style-name="s11.B4" office:value-type="string">
            <text:p text:style-name="P13">$11-o_pog<text:span text:style-name="T3">_</text:span><text:span text:style-name="T13">3</text:span></text:p>
          </table:table-cell>
          <table:table-cell table:style-name="s11.B4" office:value-type="string">
            <text:p text:style-name="P13">$11-d_gran<text:span text:style-name="T3">_</text:span><text:span text:style-name="T13">3</text:span></text:p>
          </table:table-cell>
          <table:table-cell table:style-name="s11.I4" office:value-type="string">
            <text:p text:style-name="P12">±<text:span text:style-name="T13">15</text:span></text:p>
          </table:table-cell>
        </table:table-row>
        <table:table-row>
          <table:table-cell table:style-name="s11.A4" office:value-type="string">
            <text:p text:style-name="P12">4.0 mSv/h<text:line-break/><text:span text:style-name="T3">Hp(10)</text:span></text:p>
          </table:table-cell>
          <table:table-cell table:style-name="s11.B4" office:value-type="string">
            <text:p text:style-name="P13">$11-<text:span text:style-name="T3">dn</text:span></text:p>
          </table:table-cell>
          <table:table-cell table:style-name="s11.B4" office:value-type="string">
            <text:p text:style-name="P19"><text:s text:c="2"/>$11-<text:span text:style-name="T3">dd</text:span> <text:s/></text:p>
            <text:p text:style-name="P17">180s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13">15</text:span></text:p>
          </table:table-cell>
        </table:table-row>
        <table:table-row>
          <table:table-cell table:style-name="s11.A6" office:value-type="string">
            <text:p text:style-name="P12">4.0 <text:span text:style-name="T13">µSv/h</text:span></text:p>
            <text:p text:style-name="P15">Hp(0.07)</text:p>
          </table:table-cell>
          <table:table-cell table:style-name="s11.B6" office:value-type="string">
            <text:p text:style-name="P13">$11-<text:span text:style-name="T3">dn_2</text:span></text:p>
          </table:table-cell>
          <table:table-cell table:style-name="s11.B6" office:value-type="string">
            <text:p text:style-name="P19"><text:s text:c="2"/>$11-<text:span text:style-name="T3">dd_2</text:span> <text:s/></text:p>
            <text:p text:style-name="P17">360s</text:p>
          </table:table-cell>
          <table:table-cell table:style-name="s11.B6" office:value-type="string">
            <text:p text:style-name="P13">$11-d_dev_<text:span text:style-name="T3">2</text:span></text:p>
          </table:table-cell>
          <table:table-cell table:style-name="s11.B6" office:value-type="string">
            <text:p text:style-name="P13">$11-dose_<text:span text:style-name="T3">2</text:span></text:p>
          </table:table-cell>
          <table:table-cell table:style-name="s11.B6" office:value-type="string">
            <text:p text:style-name="P13">$11-d_res_<text:span text:style-name="T3">2</text:span></text:p>
          </table:table-cell>
          <table:table-cell table:style-name="s11.B6" office:value-type="string">
            <text:p text:style-name="P13">$11-o_pog_<text:span text:style-name="T3">2</text:span></text:p>
          </table:table-cell>
          <table:table-cell table:style-name="s11.B6" office:value-type="string">
            <text:p text:style-name="P13">$11-d_gran_<text:span text:style-name="T3">2</text:span></text:p>
          </table:table-cell>
          <table:table-cell table:style-name="s11.I6" office:value-type="string">
            <text:p text:style-name="P12">±<text:span text:style-name="T13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2"><text:span text:style-name="T6">AT3509B (</text:span><text:span text:style-name="T43">γ</text:span><text:span text:style-name="T6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2.B2" office:value-type="string">
            <text:p text:style-name="P49">Radia-tion source <text:s/>number</text:p>
          </table:table-cell>
          <table:table-cell table:style-name="t12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2.B2" office:value-type="string">
            <text:p text:style-name="P32"><text:span text:style-name="T3">Dose rate measurement at check point</text:span>,</text:p>
            <text:p text:style-name="P32"><text:span text:style-name="T22">Ḣ</text:span><text:span text:style-name="T39">*</text:span><text:span text:style-name="T18">i</text:span></text:p>
          </table:table-cell>
          <table:table-cell table:style-name="t12.B2" office:value-type="string">
            <text:p text:style-name="P29"><text:span text:style-name="T3">Average value</text:span>, </text:p>
            <text:p text:style-name="P30"><text:span text:style-name="T4">H</text:span><text:span text:style-name="T18">pi</text:span></text:p>
          </table:table-cell>
          <table:table-cell table:style-name="t12.B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t12.B2" office:value-type="string">
            <text:p text:style-name="P21"><text:span text:style-name="T40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2.B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2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2.A3" office:value-type="string">
            <text:p text:style-name="P31">Фон</text:p>
          </table:table-cell>
          <table:table-cell table:style-name="t12.B3" office:value-type="string">
            <text:p text:style-name="P33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3">$12-bg0</text:p>
              <text:p text:style-name="P33">$12-bg1</text:p>
              <text:p text:style-name="P33">$12-bg2</text:p>
              <text:p text:style-name="P33">$12-bg3</text:p>
              <text:p text:style-name="P33">$12-bg4</text:p>
              <text:p text:style-name="P33">$12-bg5</text:p>
              <text:p text:style-name="P33">$12-bg6</text:p>
              <text:p text:style-name="P33">$12-bg7</text:p>
              <text:p text:style-name="P31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µ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3">$12-m00</text:p>
              <text:p text:style-name="P33">$12-m01</text:p>
              <text:p text:style-name="P33">$12-m02</text:p>
              <text:p text:style-name="P33">$12-m03</text:p>
              <text:p text:style-name="P33">$12-m04</text:p>
              <text:p text:style-name="P33">$12-m05</text:p>
              <text:p text:style-name="P33">$12-m06</text:p>
              <text:p text:style-name="P33">$12-m07</text:p>
              <text:p text:style-name="P33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20">±<text:span text:style-name="T13">30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3">$12-m11</text:p>
              <text:p text:style-name="P33">$12-m12</text:p>
              <text:p text:style-name="P33">$12-m13</text:p>
              <text:p text:style-name="P33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20">±<text:span text:style-name="T13">15</text:span></text:p>
          </table:table-cell>
        </table:table-row>
        <table:table-row>
          <table:table-cell table:style-name="t12.A3" office:value-type="string">
            <text:p text:style-name="P12">800<text:span text:style-name="T13">.</text:span>0 mSv/h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3">$12-m21</text:p>
              <text:p text:style-name="P33">$12-m22</text:p>
              <text:p text:style-name="P33">$12-m23</text:p>
              <text:p text:style-name="P33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20">±<text:span text:style-name="T13">15</text:span></text:p>
          </table:table-cell>
        </table:table-row>
        <table:table-row>
          <table:table-cell table:style-name="t12.A7" office:value-type="string">
            <text:p text:style-name="P12"><text:span text:style-name="T3">20</text:span><text:span text:style-name="T13">.</text:span>0 <text:span text:style-name="T13">µSv/h</text:span><text:line-break/><text:span text:style-name="T3">Hp(0.07)</text:span></text:p>
          </table:table-cell>
          <table:table-cell table:style-name="t12.B7" office:value-type="string">
            <text:p text:style-name="P13">$12-n<text:span text:style-name="T13">3</text:span></text:p>
          </table:table-cell>
          <table:table-cell table:style-name="t12.B7" office:value-type="string">
            <text:p text:style-name="P13">$12-d<text:span text:style-name="T13">3</text:span></text:p>
          </table:table-cell>
          <table:table-cell table:style-name="t12.D7" office:value-type="string">
            <text:section text:style-name="Sect1" text:name="Раздел60">
              <text:p text:style-name="P3">$12-<text:span text:style-name="T13">m30</text:span></text:p>
              <text:p text:style-name="P33">$12-<text:span text:style-name="T13">m31</text:span></text:p>
              <text:p text:style-name="P33">$12-<text:span text:style-name="T13">m32</text:span></text:p>
              <text:p text:style-name="P33">$12-<text:span text:style-name="T13">m33</text:span></text:p>
              <text:p text:style-name="P33">$12-<text:span text:style-name="T13">m34</text:span></text:p>
            </text:section>
          </table:table-cell>
          <table:table-cell table:style-name="t12.B7" office:value-type="string">
            <text:p text:style-name="P13">$12-av<text:span text:style-name="T13">3</text:span></text:p>
          </table:table-cell>
          <table:table-cell table:style-name="t12.B7" office:value-type="string">
            <text:p text:style-name="P13">$12-o<text:span text:style-name="T13">3</text:span></text:p>
          </table:table-cell>
          <table:table-cell table:style-name="t12.B7" office:value-type="string">
            <text:p text:style-name="P13">$12-q<text:span text:style-name="T13">3</text:span></text:p>
          </table:table-cell>
          <table:table-cell table:style-name="t12.B7" office:value-type="string">
            <text:p text:style-name="P13">$12-do<text:span text:style-name="T13">3</text:span></text:p>
          </table:table-cell>
          <table:table-cell table:style-name="t12.I7" office:value-type="string">
            <text:p text:style-name="P20">±<text:span text:style-name="T13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2"><text:span text:style-name="T6">AT3509B (</text:span><text:span text:style-name="T43">γ</text:span><text:span text:style-name="T6">) s/n: </text:span><text:span text:style-name="T9"><text:s/></text:span><text:span text:style-name="T6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1"><text:span text:style-name="T11">Actual dose value</text:span>,</text:p>
            <text:p text:style-name="P31"><text:span text:style-name="T4">H</text:span><text:span text:style-name="T18">p</text:span><text:span text:style-name="T17">0</text:span></text:p>
          </table:table-cell>
          <table:table-cell table:style-name="s12.B2" table:number-rows-spanned="2" office:value-type="string">
            <text:p text:style-name="P49">Radiation source <text:s/>number</text:p>
          </table:table-cell>
          <table:table-cell table:style-name="s12.B2" table:number-rows-spanned="2" office:value-type="string">
            <text:p text:style-name="P35"><text:s text:c="2"/>d, cm<text:span text:style-name="T13"> <text:s/></text:span></text:p>
            <text:p text:style-name="P36">t, s</text:p>
          </table:table-cell>
          <table:table-cell table:style-name="s12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12">Relative <text:s/>measure-ment</text:span> <text:span text:style-name="T3">error</text:span></text:p>
            <text:p text:style-name="P50"><text:span text:style-name="T14">θ</text:span><text:span text:style-name="T18">i</text:span><text:span text:style-name="T13">,</text:span> %</text:p>
          </table:table-cell>
          <table:table-cell table:style-name="s12.B2" table:number-rows-spanned="2" office:value-type="string">
            <text:p text:style-name="P28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2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1"><text:span text:style-name="T4">H</text:span><text:span text:style-name="T18">pi</text:span></text:p>
          </table:table-cell>
          <table:table-cell table:style-name="s12.D3" office:value-type="string">
            <text:p text:style-name="P31"><text:span text:style-name="T4">H</text:span><text:span text:style-name="T18">pi </text:span><text:span text:style-name="T17">meas</text:span><text:span text:style-name="T16">.</text:span></text:p>
          </table:table-cell>
          <table:table-cell table:style-name="s12.D3" office:value-type="string">
            <text:p text:style-name="P31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12.B4" office:value-type="string">
            <text:p text:style-name="P13">$12-<text:span text:style-name="T3">dn_</text:span><text:span text:style-name="T13">3</text:span></text:p>
          </table:table-cell>
          <table:table-cell table:style-name="s12.B4" office:value-type="string">
            <text:p text:style-name="P19"><text:s text:c="2"/>$12-<text:span text:style-name="T3">dd_</text:span><text:span text:style-name="T13">3</text:span> <text:s/></text:p>
            <text:p text:style-name="P22">360s</text:p>
          </table:table-cell>
          <table:table-cell table:style-name="s12.B4" office:value-type="string">
            <text:p text:style-name="P13">$12-d_dev<text:span text:style-name="T3">_</text:span><text:span text:style-name="T13">3</text:span></text:p>
          </table:table-cell>
          <table:table-cell table:style-name="s12.B4" office:value-type="string">
            <text:p text:style-name="P13">$12-dose<text:span text:style-name="T3">_</text:span><text:span text:style-name="T13">3</text:span></text:p>
          </table:table-cell>
          <table:table-cell table:style-name="s12.B4" office:value-type="string">
            <text:p text:style-name="P13">$12-d_res<text:span text:style-name="T3">_</text:span><text:span text:style-name="T13">3</text:span></text:p>
          </table:table-cell>
          <table:table-cell table:style-name="s12.B4" office:value-type="string">
            <text:p text:style-name="P13">$12-o_pog<text:span text:style-name="T3">_</text:span><text:span text:style-name="T13">3</text:span></text:p>
          </table:table-cell>
          <table:table-cell table:style-name="s12.B4" office:value-type="string">
            <text:p text:style-name="P13">$12-d_gran<text:span text:style-name="T3">_</text:span><text:span text:style-name="T13">3</text:span></text:p>
          </table:table-cell>
          <table:table-cell table:style-name="s12.I4" office:value-type="string">
            <text:p text:style-name="P12">±<text:span text:style-name="T13">15</text:span></text:p>
          </table:table-cell>
        </table:table-row>
        <table:table-row>
          <table:table-cell table:style-name="s12.A4" office:value-type="string">
            <text:p text:style-name="P12">4.0 mSv/h<text:line-break/><text:span text:style-name="T3">Hp(10)</text:span></text:p>
          </table:table-cell>
          <table:table-cell table:style-name="s12.B4" office:value-type="string">
            <text:p text:style-name="P13">$12-<text:span text:style-name="T3">dn</text:span></text:p>
          </table:table-cell>
          <table:table-cell table:style-name="s12.B4" office:value-type="string">
            <text:p text:style-name="P19"><text:s text:c="2"/>$12-<text:span text:style-name="T3">dd</text:span> <text:s/></text:p>
            <text:p text:style-name="P17">180s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13">15</text:span></text:p>
          </table:table-cell>
        </table:table-row>
        <table:table-row>
          <table:table-cell table:style-name="s12.A6" office:value-type="string">
            <text:p text:style-name="P12">4.0 <text:span text:style-name="T13">µSv/h</text:span></text:p>
            <text:p text:style-name="P15">Hp(0.07)</text:p>
          </table:table-cell>
          <table:table-cell table:style-name="s12.B6" office:value-type="string">
            <text:p text:style-name="P13">$12-<text:span text:style-name="T3">dn_2</text:span></text:p>
          </table:table-cell>
          <table:table-cell table:style-name="s12.B6" office:value-type="string">
            <text:p text:style-name="P19"><text:s text:c="2"/>$12-<text:span text:style-name="T3">dd_2</text:span> <text:s/></text:p>
            <text:p text:style-name="P17">360s</text:p>
          </table:table-cell>
          <table:table-cell table:style-name="s12.B6" office:value-type="string">
            <text:p text:style-name="P13">$12-d_dev_<text:span text:style-name="T3">2</text:span></text:p>
          </table:table-cell>
          <table:table-cell table:style-name="s12.B6" office:value-type="string">
            <text:p text:style-name="P13">$12-dose_<text:span text:style-name="T3">2</text:span></text:p>
          </table:table-cell>
          <table:table-cell table:style-name="s12.B6" office:value-type="string">
            <text:p text:style-name="P13">$12-d_res_<text:span text:style-name="T3">2</text:span></text:p>
          </table:table-cell>
          <table:table-cell table:style-name="s12.B6" office:value-type="string">
            <text:p text:style-name="P13">$12-o_pog_<text:span text:style-name="T3">2</text:span></text:p>
          </table:table-cell>
          <table:table-cell table:style-name="s12.B6" office:value-type="string">
            <text:p text:style-name="P13">$12-d_gran_<text:span text:style-name="T3">2</text:span></text:p>
          </table:table-cell>
          <table:table-cell table:style-name="s12.I6" office:value-type="string">
            <text:p text:style-name="P12">±<text:span text:style-name="T13">15</text:span></text:p>
          </table:table-cell>
        </table:table-row>
      </table:table>
      <text:p text:style-name="P5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4">Calibrated by:</text:p>
          </table:table-cell>
          <table:table-cell table:style-name="Таблица1.A1" office:value-type="string">
            <text:p text:style-name="P45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7">(signature)</text:p>
          </table:table-cell>
        </table:table-row>
        <table:table-row>
          <table:table-cell table:style-name="Таблица1.A1" office:value-type="string">
            <text:p text:style-name="P44">Technical control:</text:p>
          </table:table-cell>
          <table:table-cell table:style-name="Таблица1.A1" office:value-type="string">
            <text:p text:style-name="P46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7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B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0T14:00:57.09</dc:date>
    <meta:editing-duration>P3DT10H23M47S</meta:editing-duration>
    <meta:editing-cycles>411</meta:editing-cycles>
    <meta:generator>OpenOffice/4.1.6$Win32 OpenOffice.org_project/416m1$Build-9790</meta:generator>
    <meta:document-statistic meta:table-count="25" meta:image-count="1" meta:object-count="0" meta:page-count="7" meta:paragraph-count="1659" meta:word-count="2621" meta:character-count="15952"/>
  </office:meta>
</office:document-meta>
</file>